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aramond" svg:font-family="Garamond" style:font-family-generic="roman" style:font-pitch="variable" svg:panose-1="2 2 4 4 3 3 1 1 8 3"/>
  </office:font-face-decls>
  <office:automatic-styles>
    <text:list-style style:name="LFO1">
      <text:list-level-style-number text:level="1" style:num-prefix="•" style:num-format="1">
        <style:list-level-properties/>
      </text:list-level-style-number>
    </text:list-style>
    <text:list-style style:name="LFO2">
      <text:list-level-style-number text:level="1" style:num-prefix="•" style:num-format="1">
        <style:list-level-properties/>
      </text:list-level-style-number>
    </text:list-style>
    <text:list-style style:name="LFO3">
      <text:list-level-style-number text:level="1" style:num-prefix="•" style:num-format="1">
        <style:list-level-properties/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9055in" text:min-label-width="0.25in"/>
        <style:text-properties style:font-name="Calibri"/>
      </text:list-level-style-bullet>
      <text:list-level-style-bullet text:level="2" text:style-name="WW_CharLFO11LVL2" text:bullet-char="o">
        <style:list-level-properties text:space-before="1.405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905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2.405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905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3.405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905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4.405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905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.9055in" text:min-label-width="0.25in"/>
        <style:text-properties style:font-name="Calibri"/>
      </text:list-level-style-bullet>
      <text:list-level-style-bullet text:level="2" text:style-name="WW_CharLFO12LVL2" text:bullet-char="o">
        <style:list-level-properties text:space-before="1.405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905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2.405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905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3.405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905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4.405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905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905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1.405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905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2.405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905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3.405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905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4.405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905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-">
        <style:list-level-properties text:space-before="0.9055in" text:min-label-width="0.25in"/>
        <style:text-properties style:font-name="Calibri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-">
        <style:list-level-properties text:space-before="0.9055in" text:min-label-width="0.25in"/>
        <style:text-properties style:font-name="Calibri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Rubrik" style:master-page-name="MP0" style:family="paragraph">
      <style:paragraph-properties fo:break-before="page" fo:text-align="start"/>
    </style:style>
    <style:style style:name="T4" style:parent-style-name="Standardstycketeckensnitt" style:family="text">
      <style:text-properties fo:font-size="18pt" style:font-size-asian="18pt" style:font-size-complex="18pt"/>
    </style:style>
    <style:style style:name="T5" style:parent-style-name="Standardstycketeckensnitt" style:family="text">
      <style:text-properties fo:font-size="18pt" style:font-size-asian="18pt" style:font-size-complex="18pt"/>
    </style:style>
    <style:style style:name="T6" style:parent-style-name="Standardstycketeckensnitt" style:family="text">
      <style:text-properties fo:font-size="18pt" style:font-size-asian="18pt" style:font-size-complex="18pt"/>
    </style:style>
    <style:style style:name="T7" style:parent-style-name="Standardstycketeckensnitt" style:family="text">
      <style:text-properties fo:color="#FF0000" fo:font-size="18pt" style:font-size-asian="18pt" style:font-size-complex="18pt"/>
    </style:style>
    <style:style style:name="T8" style:parent-style-name="Standardstycketeckensnitt" style:family="text">
      <style:text-properties fo:font-size="18pt" style:font-size-asian="18pt" style:font-size-complex="18pt"/>
    </style:style>
    <style:style style:name="P9" style:parent-style-name="Rubrik" style:family="paragraph">
      <style:paragraph-properties fo:text-align="start"/>
    </style:style>
    <style:style style:name="T10" style:parent-style-name="Standardstycketeckensnitt" style:family="text">
      <style:text-properties fo:font-size="18pt" style:font-size-asian="18pt" style:font-size-complex="18pt"/>
    </style:style>
    <style:style style:name="T11" style:parent-style-name="Standardstycketeckensnitt" style:family="text">
      <style:text-properties fo:color="#FF0000" fo:font-size="18pt" style:font-size-asian="18pt" style:font-size-complex="18pt"/>
    </style:style>
    <style:style style:name="T12" style:parent-style-name="Standardstycketeckensnitt" style:family="text">
      <style:text-properties fo:font-size="18pt" style:font-size-asian="18pt" style:font-size-complex="18pt"/>
    </style:style>
    <style:style style:name="T13" style:parent-style-name="Standardstycketeckensnitt" style:family="text">
      <style:text-properties fo:color="#FF0000" fo:font-size="18pt" style:font-size-asian="18pt" style:font-size-complex="18pt"/>
    </style:style>
    <style:style style:name="P14" style:parent-style-name="Normal" style:family="paragraph">
      <style:paragraph-properties fo:break-before="page"/>
    </style:style>
    <style:style style:name="P15" style:parent-style-name="Rubrik1" style:family="paragraph">
      <style:text-properties style:font-name="Calibri"/>
    </style:style>
    <style:style style:name="P16" style:parent-style-name="Normal" style:family="paragraph">
      <style:text-properties fo:color="#FF0000"/>
    </style:style>
    <style:style style:name="T17" style:parent-style-name="Standardstycketeckensnitt" style:family="text">
      <style:text-properties fo:color="#FF0000"/>
    </style:style>
    <style:style style:name="T18" style:parent-style-name="Standardstycketeckensnitt" style:family="text">
      <style:text-properties fo:color="#FF0000"/>
    </style:style>
    <style:style style:name="T19" style:parent-style-name="Standardstycketeckensnitt" style:family="text">
      <style:text-properties fo:color="#FF0000"/>
    </style:style>
    <style:style style:name="T20" style:parent-style-name="Standardstycketeckensnitt" style:family="text">
      <style:text-properties fo:color="#FF0000"/>
    </style:style>
    <style:style style:name="TableColumn22" style:family="table-column">
      <style:table-column-properties style:column-width="2.1319in"/>
    </style:style>
    <style:style style:name="TableColumn23" style:family="table-column">
      <style:table-column-properties style:column-width="2.1326in"/>
    </style:style>
    <style:style style:name="TableColumn24" style:family="table-column">
      <style:table-column-properties style:column-width="2.1326in"/>
    </style:style>
    <style:style style:name="Table21" style:family="table">
      <style:table-properties style:width="6.3972in" fo:margin-left="0in" table:align="left"/>
    </style:style>
    <style:style style:name="TableRow25" style:family="table-row">
      <style:table-row-properties/>
    </style:style>
    <style:style style:name="TableCell26" style:family="table-cell">
      <style:table-cell-properties fo:border-top="0.0069in solid #C0504D" fo:border-left="0.0069in solid #C0504D" fo:border-bottom="none" fo:border-right="none" fo:background-color="#C0504D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/>
      <style:text-properties fo:font-weight="bold" style:font-weight-asian="bold" style:font-weight-complex="bold" fo:color="#FFFFFF"/>
    </style:style>
    <style:style style:name="TableCell28" style:family="table-cell">
      <style:table-cell-properties fo:border-top="0.0069in solid #C0504D" fo:border-left="none" fo:border-bottom="0.0069in solid #C0504D" fo:border-right="none" fo:background-color="#C0504D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/>
      <style:text-properties fo:font-weight="bold" style:font-weight-asian="bold" style:font-weight-complex="bold" fo:color="#FFFFFF"/>
    </style:style>
    <style:style style:name="TableCell30" style:family="table-cell">
      <style:table-cell-properties fo:border-top="0.0069in solid #C0504D" fo:border-left="none" fo:border-bottom="0.0069in solid #C0504D" fo:border-right="0.0069in solid #C0504D" fo:background-color="#C0504D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/>
      <style:text-properties fo:font-weight="bold" style:font-weight-asian="bold" style:font-weight-complex="bold" fo:color="#FFFFFF"/>
    </style:style>
    <style:style style:name="P32" style:parent-style-name="Liststycke" style:family="paragraph">
      <style:paragraph-properties fo:widows="0" fo:orphans="0" fo:break-before="page" style:text-autospace="none" fo:text-align="justify"/>
      <style:text-properties style:font-name="Garamond" style:font-name-complex="Garamond" fo:color="#000000"/>
    </style:style>
    <style:style style:name="TableColumn34" style:family="table-column">
      <style:table-column-properties style:column-width="3.1777in"/>
    </style:style>
    <style:style style:name="TableColumn35" style:family="table-column">
      <style:table-column-properties style:column-width="3.1777in"/>
    </style:style>
    <style:style style:name="Table33" style:family="table">
      <style:table-properties style:width="6.3555in" fo:margin-left="0in" table:align="left"/>
    </style:style>
    <style:style style:name="TableRow36" style:family="table-row">
      <style:table-row-properties style:min-row-height="0.1875in"/>
    </style:style>
    <style:style style:name="TableCell37" style:family="table-cell">
      <style:table-cell-properties fo:border-top="0.0069in solid #C0504D" fo:border-left="0.0069in solid #C0504D" fo:border-bottom="none" fo:border-right="none" fo:background-color="#C0504D" fo:padding-top="0in" fo:padding-left="0.075in" fo:padding-bottom="0in" fo:padding-right="0.075in"/>
    </style:style>
    <style:style style:name="P38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39" style:family="table-cell">
      <style:table-cell-properties fo:border-top="0.0069in solid #C0504D" fo:border-left="none" fo:border-bottom="none" fo:border-right="0.0069in solid #C0504D" fo:background-color="#C0504D" fo:padding-top="0in" fo:padding-left="0.075in" fo:padding-bottom="0in" fo:padding-right="0.075in"/>
    </style:style>
    <style:style style:name="P40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Row41" style:family="table-row">
      <style:table-row-properties style:min-row-height="0.6194in"/>
    </style:style>
    <style:style style:name="TableCell42" style:family="table-cell">
      <style:table-cell-properties fo:border-top="0.0069in solid #C0504D" fo:border-left="0.0069in solid #C0504D" fo:border-bottom="0.0069in solid #C0504D" fo:border-right="none" fo:background-color="#FFFFFF" fo:padding-top="0in" fo:padding-left="0.075in" fo:padding-bottom="0in" fo:padding-right="0.075in"/>
    </style:style>
    <style:style style:name="P43" style:parent-style-name="Normal" style:family="paragraph">
      <style:paragraph-properties fo:widows="0" fo:orphans="0" style:text-autospace="none" fo:text-align="justify" fo:margin-bottom="0in"/>
      <style:text-properties style:font-name="Garamond" style:font-name-complex="Garamond" fo:font-weight="bold" style:font-weight-asian="bold" style:font-weight-complex="bold" fo:color="#000000"/>
    </style:style>
    <style:style style:name="P4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5" style:family="table-cell">
      <style:table-cell-properties fo:border-top="0.0069in solid #C0504D" fo:border-left="none" fo:border-bottom="0.0069in solid #C0504D" fo:border-right="0.0069in solid #C0504D" fo:padding-top="0in" fo:padding-left="0.075in" fo:padding-bottom="0in" fo:padding-right="0.075in"/>
    </style:style>
    <style:style style:name="P46" style:parent-style-name="Normal" style:family="paragraph">
      <style:paragraph-properties fo:margin-bottom="0in"/>
    </style:style>
    <style:style style:name="T47" style:parent-style-name="Standardstycketeckensnitt" style:family="text">
      <style:text-properties fo:color="#FF0000"/>
    </style:style>
    <style:style style:name="TableRow48" style:family="table-row">
      <style:table-row-properties style:min-row-height="0.7986in"/>
    </style:style>
    <style:style style:name="TableCell49" style:family="table-cell">
      <style:table-cell-properties fo:border-top="none" fo:border-left="0.0069in solid #C0504D" fo:border-bottom="none" fo:border-right="none" fo:background-color="#FFFFFF" fo:padding-top="0in" fo:padding-left="0.075in" fo:padding-bottom="0in" fo:padding-right="0.075in"/>
    </style:style>
    <style:style style:name="P50" style:parent-style-name="Normal" style:family="paragraph">
      <style:paragraph-properties fo:widows="0" fo:orphans="0" style:text-autospace="none" fo:text-align="justify" fo:margin-bottom="0in"/>
      <style:text-properties style:font-name="Garamond" style:font-name-complex="Garamond" fo:font-weight="bold" style:font-weight-asian="bold" style:font-weight-complex="bold" fo:color="#000000"/>
    </style:style>
    <style:style style:name="P5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2" style:family="table-cell">
      <style:table-cell-properties fo:border-top="none" fo:border-left="none" fo:border-bottom="none" fo:border-right="0.0069in solid #C0504D" fo:padding-top="0in" fo:padding-left="0.075in" fo:padding-bottom="0in" fo:padding-right="0.075in"/>
    </style:style>
    <style:style style:name="P53" style:parent-style-name="Normal" style:family="paragraph">
      <style:paragraph-properties fo:margin-bottom="0in"/>
    </style:style>
    <style:style style:name="T54" style:parent-style-name="Standardstycketeckensnitt" style:family="text">
      <style:text-properties fo:color="#FF0000"/>
    </style:style>
    <style:style style:name="TableRow55" style:family="table-row">
      <style:table-row-properties style:min-row-height="0.7986in"/>
    </style:style>
    <style:style style:name="TableCell56" style:family="table-cell">
      <style:table-cell-properties fo:border-top="0.0069in solid #C0504D" fo:border-left="0.0069in solid #C0504D" fo:border-bottom="0.0069in solid #C0504D" fo:border-right="none" fo:background-color="#FFFFFF" fo:padding-top="0in" fo:padding-left="0.075in" fo:padding-bottom="0in" fo:padding-right="0.075in"/>
    </style:style>
    <style:style style:name="P57" style:parent-style-name="Normal" style:family="paragraph">
      <style:paragraph-properties fo:widows="0" fo:orphans="0" style:text-autospace="none" fo:text-align="justify" fo:margin-bottom="0in"/>
      <style:text-properties style:font-name="Garamond" style:font-name-complex="Garamond" fo:font-weight="bold" style:font-weight-asian="bold" style:font-weight-complex="bold" fo:color="#000000"/>
    </style:style>
    <style:style style:name="TableCell58" style:family="table-cell">
      <style:table-cell-properties fo:border-top="0.0069in solid #C0504D" fo:border-left="none" fo:border-bottom="0.0069in solid #C0504D" fo:border-right="0.0069in solid #C0504D" fo:padding-top="0in" fo:padding-left="0.075in" fo:padding-bottom="0in" fo:padding-right="0.075in"/>
    </style:style>
    <style:style style:name="P59" style:parent-style-name="Normal" style:family="paragraph">
      <style:paragraph-properties fo:margin-bottom="0in"/>
    </style:style>
    <style:style style:name="T60" style:parent-style-name="Standardstycketeckensnitt" style:family="text">
      <style:text-properties fo:color="#FF0000"/>
    </style:style>
    <style:style style:name="TableColumn62" style:family="table-column">
      <style:table-column-properties style:column-width="3.3236in"/>
    </style:style>
    <style:style style:name="TableColumn63" style:family="table-column">
      <style:table-column-properties style:column-width="3.0513in"/>
    </style:style>
    <style:style style:name="Table61" style:family="table">
      <style:table-properties style:width="6.375in" fo:margin-left="0in" table:align="left"/>
    </style:style>
    <style:style style:name="TableRow64" style:family="table-row">
      <style:table-row-properties/>
    </style:style>
    <style:style style:name="TableCell65" style:family="table-cell">
      <style:table-cell-properties fo:border-top="0.0069in solid #C0504D" fo:border-left="0.0069in solid #C0504D" fo:border-bottom="none" fo:border-right="none" fo:background-color="#C0504D" fo:padding-top="0in" fo:padding-left="0.075in" fo:padding-bottom="0in" fo:padding-right="0.075in"/>
    </style:style>
    <style:style style:name="P66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67" style:family="table-cell">
      <style:table-cell-properties fo:border-top="0.0069in solid #C0504D" fo:border-left="none" fo:border-bottom="none" fo:border-right="0.0069in solid #C0504D" fo:background-color="#C0504D" fo:padding-top="0in" fo:padding-left="0.075in" fo:padding-bottom="0in" fo:padding-right="0.075in"/>
    </style:style>
    <style:style style:name="P68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Row69" style:family="table-row">
      <style:table-row-properties/>
    </style:style>
    <style:style style:name="TableCell70" style:family="table-cell">
      <style:table-cell-properties fo:border-top="0.0069in solid #C0504D" fo:border-left="0.0069in solid #C0504D" fo:border-bottom="0.0069in solid #C0504D" fo:border-right="none" fo:background-color="#FFFFFF" fo:padding-top="0in" fo:padding-left="0.075in" fo:padding-bottom="0in" fo:padding-right="0.075in"/>
    </style:style>
    <style:style style:name="P7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72" style:family="table-cell">
      <style:table-cell-properties fo:border-top="0.0069in solid #C0504D" fo:border-left="none" fo:border-bottom="0.0069in solid #C0504D" fo:border-right="0.0069in solid #C0504D" fo:padding-top="0in" fo:padding-left="0.075in" fo:padding-bottom="0in" fo:padding-right="0.075in"/>
    </style:style>
    <style:style style:name="P73" style:parent-style-name="Normal" style:family="paragraph">
      <style:paragraph-properties fo:margin-bottom="0in"/>
    </style:style>
    <style:style style:name="TableRow74" style:family="table-row">
      <style:table-row-properties/>
    </style:style>
    <style:style style:name="TableCell75" style:family="table-cell">
      <style:table-cell-properties fo:border-top="none" fo:border-left="0.0069in solid #C0504D" fo:border-bottom="none" fo:border-right="none" fo:background-color="#FFFFFF" fo:padding-top="0in" fo:padding-left="0.075in" fo:padding-bottom="0in" fo:padding-right="0.075in"/>
    </style:style>
    <style:style style:name="P7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77" style:family="table-cell">
      <style:table-cell-properties fo:border-top="none" fo:border-left="none" fo:border-bottom="none" fo:border-right="0.0069in solid #C0504D" fo:padding-top="0in" fo:padding-left="0.075in" fo:padding-bottom="0in" fo:padding-right="0.075in"/>
    </style:style>
    <style:style style:name="P78" style:parent-style-name="Normal" style:family="paragraph">
      <style:paragraph-properties fo:margin-bottom="0in"/>
    </style:style>
    <style:style style:name="TableRow79" style:family="table-row">
      <style:table-row-properties/>
    </style:style>
    <style:style style:name="TableCell80" style:family="table-cell">
      <style:table-cell-properties fo:border-top="0.0069in solid #C0504D" fo:border-left="0.0069in solid #C0504D" fo:border-bottom="0.0069in solid #C0504D" fo:border-right="none" fo:background-color="#FFFFFF" fo:padding-top="0in" fo:padding-left="0.075in" fo:padding-bottom="0in" fo:padding-right="0.075in"/>
    </style:style>
    <style:style style:name="P8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2" style:family="table-cell">
      <style:table-cell-properties fo:border-top="0.0069in solid #C0504D" fo:border-left="none" fo:border-bottom="0.0069in solid #C0504D" fo:border-right="0.0069in solid #C0504D" fo:padding-top="0in" fo:padding-left="0.075in" fo:padding-bottom="0in" fo:padding-right="0.075in"/>
    </style:style>
    <style:style style:name="P83" style:parent-style-name="Normal" style:family="paragraph">
      <style:paragraph-properties fo:margin-bottom="0in"/>
    </style:style>
    <style:style style:name="TableRow84" style:family="table-row">
      <style:table-row-properties/>
    </style:style>
    <style:style style:name="TableCell85" style:family="table-cell">
      <style:table-cell-properties fo:border-top="none" fo:border-left="0.0069in solid #C0504D" fo:border-bottom="0.0069in solid #C0504D" fo:border-right="none" fo:background-color="#FFFFFF" fo:padding-top="0in" fo:padding-left="0.075in" fo:padding-bottom="0in" fo:padding-right="0.075in"/>
    </style:style>
    <style:style style:name="P8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7" style:family="table-cell">
      <style:table-cell-properties fo:border-top="none" fo:border-left="none" fo:border-bottom="0.0069in solid #C0504D" fo:border-right="0.0069in solid #C0504D" fo:padding-top="0in" fo:padding-left="0.075in" fo:padding-bottom="0in" fo:padding-right="0.075in"/>
    </style:style>
    <style:style style:name="P88" style:parent-style-name="Normal" style:family="paragraph">
      <style:paragraph-properties fo:margin-bottom="0in"/>
    </style:style>
    <style:style style:name="P89" style:parent-style-name="Liststycke" style:list-style-name="LFO8" style:family="paragraph"/>
    <style:style style:name="P90" style:parent-style-name="Liststycke" style:list-style-name="LFO13" style:family="paragraph"/>
    <style:style style:name="P91" style:parent-style-name="Liststycke" style:list-style-name="LFO7" style:family="paragraph"/>
    <style:style style:name="P92" style:parent-style-name="Liststycke" style:list-style-name="LFO7" style:family="paragraph"/>
    <style:style style:name="P93" style:parent-style-name="Normal" style:family="paragraph">
      <style:paragraph-properties fo:margin-left="0.25in">
        <style:tab-stops/>
      </style:paragraph-properties>
    </style:style>
    <style:style style:name="P94" style:parent-style-name="Normal" style:family="paragraph">
      <style:paragraph-properties fo:break-before="page"/>
    </style:style>
    <style:style style:name="TableColumn96" style:family="table-column">
      <style:table-column-properties style:column-width="4.4236in"/>
    </style:style>
    <style:style style:name="TableColumn97" style:family="table-column">
      <style:table-column-properties style:column-width="1.8347in"/>
    </style:style>
    <style:style style:name="Table95" style:family="table">
      <style:table-properties style:width="6.2583in" fo:margin-left="0in" table:align="left"/>
    </style:style>
    <style:style style:name="TableRow98" style:family="table-row">
      <style:table-row-properties style:min-row-height="0.2111in"/>
    </style:style>
    <style:style style:name="TableCell99" style:family="table-cell">
      <style:table-cell-properties fo:border-top="0.0069in solid #C0504D" fo:border-left="0.0069in solid #C0504D" fo:border-bottom="none" fo:border-right="none" fo:background-color="#C0504D" fo:padding-top="0in" fo:padding-left="0.075in" fo:padding-bottom="0in" fo:padding-right="0.075in"/>
    </style:style>
    <style:style style:name="P100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101" style:family="table-cell">
      <style:table-cell-properties fo:border-top="0.0069in solid #C0504D" fo:border-left="none" fo:border-bottom="none" fo:border-right="0.0069in solid #C0504D" fo:background-color="#C0504D" fo:padding-top="0in" fo:padding-left="0.075in" fo:padding-bottom="0in" fo:padding-right="0.075in"/>
    </style:style>
    <style:style style:name="P102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Row103" style:family="table-row">
      <style:table-row-properties style:min-row-height="0.4743in"/>
    </style:style>
    <style:style style:name="TableCell104" style:family="table-cell">
      <style:table-cell-properties fo:border-top="0.0069in solid #C0504D" fo:border-left="0.0069in solid #C0504D" fo:border-bottom="0.0069in solid #C0504D" fo:border-right="none" fo:background-color="#FFFFFF" fo:padding-top="0in" fo:padding-left="0.075in" fo:padding-bottom="0in" fo:padding-right="0.075in"/>
    </style:style>
    <style:style style:name="P10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6" style:family="table-cell">
      <style:table-cell-properties fo:border-top="0.0069in solid #C0504D" fo:border-left="none" fo:border-bottom="0.0069in solid #C0504D" fo:border-right="0.0069in solid #C0504D" fo:padding-top="0in" fo:padding-left="0.075in" fo:padding-bottom="0in" fo:padding-right="0.075in"/>
    </style:style>
    <style:style style:name="P107" style:parent-style-name="Normal" style:family="paragraph">
      <style:paragraph-properties fo:margin-bottom="0in"/>
    </style:style>
    <style:style style:name="TableRow108" style:family="table-row">
      <style:table-row-properties style:min-row-height="0.4743in"/>
    </style:style>
    <style:style style:name="TableCell109" style:family="table-cell">
      <style:table-cell-properties fo:border-top="none" fo:border-left="0.0069in solid #C0504D" fo:border-bottom="none" fo:border-right="none" fo:background-color="#FFFFFF" fo:padding-top="0in" fo:padding-left="0.075in" fo:padding-bottom="0in" fo:padding-right="0.075in"/>
    </style:style>
    <style:style style:name="P11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1" style:family="table-cell">
      <style:table-cell-properties fo:border-top="none" fo:border-left="none" fo:border-bottom="none" fo:border-right="0.0069in solid #C0504D" fo:padding-top="0in" fo:padding-left="0.075in" fo:padding-bottom="0in" fo:padding-right="0.075in"/>
    </style:style>
    <style:style style:name="P112" style:parent-style-name="Normal" style:family="paragraph">
      <style:paragraph-properties fo:margin-bottom="0in"/>
    </style:style>
    <style:style style:name="TableRow113" style:family="table-row">
      <style:table-row-properties style:min-row-height="0.2638in"/>
    </style:style>
    <style:style style:name="TableCell114" style:family="table-cell">
      <style:table-cell-properties fo:border-top="0.0069in solid #C0504D" fo:border-left="0.0069in solid #C0504D" fo:border-bottom="0.0069in solid #C0504D" fo:border-right="none" fo:background-color="#FFFFFF" fo:padding-top="0in" fo:padding-left="0.075in" fo:padding-bottom="0in" fo:padding-right="0.075in"/>
    </style:style>
    <style:style style:name="P11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6" style:family="table-cell">
      <style:table-cell-properties fo:border-top="0.0069in solid #C0504D" fo:border-left="none" fo:border-bottom="0.0069in solid #C0504D" fo:border-right="0.0069in solid #C0504D" fo:padding-top="0in" fo:padding-left="0.075in" fo:padding-bottom="0in" fo:padding-right="0.075in"/>
    </style:style>
    <style:style style:name="P117" style:parent-style-name="Normal" style:family="paragraph">
      <style:paragraph-properties fo:margin-bottom="0in"/>
    </style:style>
    <style:style style:name="TableRow118" style:family="table-row">
      <style:table-row-properties style:min-row-height="0.1013in"/>
    </style:style>
    <style:style style:name="TableCell119" style:family="table-cell">
      <style:table-cell-properties fo:border-top="none" fo:border-left="0.0069in solid #C0504D" fo:border-bottom="0.0069in solid #C0504D" fo:border-right="none" fo:background-color="#FFFFFF" fo:padding-top="0in" fo:padding-left="0.075in" fo:padding-bottom="0in" fo:padding-right="0.075in"/>
    </style:style>
    <style:style style:name="P12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1" style:family="table-cell">
      <style:table-cell-properties fo:border-top="none" fo:border-left="none" fo:border-bottom="0.0069in solid #C0504D" fo:border-right="0.0069in solid #C0504D" fo:padding-top="0in" fo:padding-left="0.075in" fo:padding-bottom="0in" fo:padding-right="0.075in"/>
    </style:style>
    <style:style style:name="P122" style:parent-style-name="Normal" style:family="paragraph">
      <style:paragraph-properties fo:margin-bottom="0in"/>
    </style:style>
    <style:style style:name="P123" style:parent-style-name="Liststycke" style:list-style-name="LFO8" style:family="paragraph"/>
    <style:style style:name="P124" style:parent-style-name="Liststycke" style:list-style-name="LFO12" style:family="paragraph">
      <style:text-properties fo:color="#FF0000"/>
    </style:style>
    <style:style style:name="P125" style:parent-style-name="Liststycke" style:list-style-name="LFO7" style:family="paragraph"/>
    <style:style style:name="P126" style:parent-style-name="Liststycke" style:list-style-name="LFO12" style:family="paragraph">
      <style:text-properties fo:color="#FF0000"/>
    </style:style>
    <style:style style:name="P127" style:parent-style-name="Liststycke" style:list-style-name="LFO7" style:family="paragraph"/>
    <style:style style:name="P128" style:parent-style-name="Citat" style:family="paragraph">
      <style:paragraph-properties fo:margin-left="0.5in">
        <style:tab-stops/>
      </style:paragraph-properties>
    </style:style>
    <style:style style:name="T129" style:parent-style-name="Standardstycketeckensnitt" style:family="text">
      <style:text-properties fo:color="#FF0000"/>
    </style:style>
    <style:style style:name="T130" style:parent-style-name="Standardstycketeckensnitt" style:family="text">
      <style:text-properties fo:font-weight="bold" style:font-weight-asian="bold" style:font-weight-complex="bold" fo:color="#FF0000"/>
    </style:style>
    <style:style style:name="T131" style:parent-style-name="Standardstycketeckensnitt" style:family="text">
      <style:text-properties fo:color="#FF0000"/>
    </style:style>
    <style:style style:name="T132" style:parent-style-name="Standardstycketeckensnitt" style:family="text">
      <style:text-properties fo:font-weight="bold" style:font-weight-asian="bold" style:font-weight-complex="bold" fo:color="#FF0000"/>
    </style:style>
    <style:style style:name="T133" style:parent-style-name="Standardstycketeckensnitt" style:family="text">
      <style:text-properties fo:color="#FF0000"/>
    </style:style>
    <style:style style:name="T134" style:parent-style-name="Standardstycketeckensnitt" style:family="text">
      <style:text-properties fo:font-weight="bold" style:font-weight-asian="bold" style:font-weight-complex="bold" fo:color="#FF0000"/>
    </style:style>
    <style:style style:name="T135" style:parent-style-name="Standardstycketeckensnitt" style:family="text">
      <style:text-properties fo:color="#FF0000"/>
    </style:style>
    <style:style style:name="T136" style:parent-style-name="Standardstycketeckensnitt" style:family="text">
      <style:text-properties fo:font-weight="bold" style:font-weight-asian="bold" style:font-weight-complex="bold" fo:color="#FF0000"/>
    </style:style>
    <style:style style:name="P137" style:parent-style-name="Normal" style:family="paragraph">
      <style:paragraph-properties fo:break-before="page"/>
    </style:style>
    <style:style style:name="TableColumn139" style:family="table-column">
      <style:table-column-properties style:column-width="3.3236in"/>
    </style:style>
    <style:style style:name="TableColumn140" style:family="table-column">
      <style:table-column-properties style:column-width="2.7562in"/>
    </style:style>
    <style:style style:name="Table138" style:family="table">
      <style:table-properties style:width="6.0798in" fo:margin-left="0in" table:align="left"/>
    </style:style>
    <style:style style:name="TableRow141" style:family="table-row">
      <style:table-row-properties/>
    </style:style>
    <style:style style:name="TableCell142" style:family="table-cell">
      <style:table-cell-properties fo:border-top="0.0069in solid #C0504D" fo:border-left="0.0069in solid #C0504D" fo:border-bottom="none" fo:border-right="none" fo:background-color="#C0504D" fo:padding-top="0in" fo:padding-left="0.075in" fo:padding-bottom="0in" fo:padding-right="0.075in"/>
    </style:style>
    <style:style style:name="P143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144" style:family="table-cell">
      <style:table-cell-properties fo:border-top="0.0069in solid #C0504D" fo:border-left="none" fo:border-bottom="none" fo:border-right="0.0069in solid #C0504D" fo:background-color="#C0504D" fo:padding-top="0in" fo:padding-left="0.075in" fo:padding-bottom="0in" fo:padding-right="0.075in"/>
    </style:style>
    <style:style style:name="P145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Row146" style:family="table-row">
      <style:table-row-properties/>
    </style:style>
    <style:style style:name="TableCell147" style:family="table-cell">
      <style:table-cell-properties fo:border-top="0.0069in solid #C0504D" fo:border-left="0.0069in solid #C0504D" fo:border-bottom="0.0069in solid #C0504D" fo:border-right="none" fo:background-color="#FFFFFF" fo:padding-top="0in" fo:padding-left="0.075in" fo:padding-bottom="0in" fo:padding-right="0.075in"/>
    </style:style>
    <style:style style:name="P14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49" style:family="table-cell">
      <style:table-cell-properties fo:border-top="0.0069in solid #C0504D" fo:border-left="none" fo:border-bottom="0.0069in solid #C0504D" fo:border-right="0.0069in solid #C0504D" fo:padding-top="0in" fo:padding-left="0.075in" fo:padding-bottom="0in" fo:padding-right="0.075in"/>
    </style:style>
    <style:style style:name="P150" style:parent-style-name="Normal" style:family="paragraph">
      <style:paragraph-properties fo:margin-bottom="0in"/>
    </style:style>
    <style:style style:name="TableRow151" style:family="table-row">
      <style:table-row-properties/>
    </style:style>
    <style:style style:name="TableCell152" style:family="table-cell">
      <style:table-cell-properties fo:border-top="none" fo:border-left="0.0069in solid #C0504D" fo:border-bottom="none" fo:border-right="none" fo:background-color="#FFFFFF" fo:padding-top="0in" fo:padding-left="0.075in" fo:padding-bottom="0in" fo:padding-right="0.075in"/>
    </style:style>
    <style:style style:name="P15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54" style:family="table-cell">
      <style:table-cell-properties fo:border-top="none" fo:border-left="none" fo:border-bottom="none" fo:border-right="0.0069in solid #C0504D" fo:padding-top="0in" fo:padding-left="0.075in" fo:padding-bottom="0in" fo:padding-right="0.075in"/>
    </style:style>
    <style:style style:name="P155" style:parent-style-name="Normal" style:family="paragraph">
      <style:paragraph-properties fo:margin-bottom="0in"/>
    </style:style>
    <style:style style:name="TableRow156" style:family="table-row">
      <style:table-row-properties/>
    </style:style>
    <style:style style:name="TableCell157" style:family="table-cell">
      <style:table-cell-properties fo:border-top="0.0069in solid #C0504D" fo:border-left="0.0069in solid #C0504D" fo:border-bottom="0.0069in solid #C0504D" fo:border-right="none" fo:background-color="#FFFFFF" fo:padding-top="0in" fo:padding-left="0.075in" fo:padding-bottom="0in" fo:padding-right="0.075in"/>
    </style:style>
    <style:style style:name="P15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59" style:family="table-cell">
      <style:table-cell-properties fo:border-top="0.0069in solid #C0504D" fo:border-left="none" fo:border-bottom="0.0069in solid #C0504D" fo:border-right="0.0069in solid #C0504D" fo:padding-top="0in" fo:padding-left="0.075in" fo:padding-bottom="0in" fo:padding-right="0.075in"/>
    </style:style>
    <style:style style:name="P160" style:parent-style-name="Normal" style:family="paragraph">
      <style:paragraph-properties fo:margin-bottom="0in"/>
    </style:style>
    <style:style style:name="P161" style:parent-style-name="Liststycke" style:list-style-name="LFO8" style:family="paragraph"/>
    <style:style style:name="P162" style:parent-style-name="Liststycke" style:list-style-name="LFO7" style:family="paragraph"/>
    <style:style style:name="P163" style:parent-style-name="Liststycke" style:list-style-name="LFO7" style:family="paragraph"/>
    <style:style style:name="P164" style:parent-style-name="Normal" style:family="paragraph">
      <style:paragraph-properties fo:break-before="page"/>
    </style:style>
    <style:style style:name="TableColumn166" style:family="table-column">
      <style:table-column-properties style:column-width="1.4375in"/>
    </style:style>
    <style:style style:name="TableColumn167" style:family="table-column">
      <style:table-column-properties style:column-width="4.8555in"/>
    </style:style>
    <style:style style:name="Table165" style:family="table">
      <style:table-properties style:width="6.293in" fo:margin-left="0in" table:align="left"/>
    </style:style>
    <style:style style:name="TableRow168" style:family="table-row">
      <style:table-row-properties/>
    </style:style>
    <style:style style:name="TableCell169" style:family="table-cell">
      <style:table-cell-properties fo:border-top="0.0069in solid #C0504D" fo:border-left="0.0069in solid #C0504D" fo:border-bottom="none" fo:border-right="none" fo:background-color="#C0504D" fo:padding-top="0in" fo:padding-left="0.075in" fo:padding-bottom="0in" fo:padding-right="0.075in"/>
    </style:style>
    <style:style style:name="P170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171" style:family="table-cell">
      <style:table-cell-properties fo:border-top="0.0069in solid #C0504D" fo:border-left="none" fo:border-bottom="none" fo:border-right="0.0069in solid #C0504D" fo:background-color="#C0504D" fo:padding-top="0in" fo:padding-left="0.075in" fo:padding-bottom="0in" fo:padding-right="0.075in"/>
    </style:style>
    <style:style style:name="P172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Row173" style:family="table-row">
      <style:table-row-properties/>
    </style:style>
    <style:style style:name="TableCell174" style:family="table-cell">
      <style:table-cell-properties fo:border-top="0.0069in solid #C0504D" fo:border-left="0.0069in solid #C0504D" fo:border-bottom="0.0069in solid #C0504D" fo:border-right="none" fo:background-color="#FFFFFF" fo:padding-top="0in" fo:padding-left="0.075in" fo:padding-bottom="0in" fo:padding-right="0.075in"/>
    </style:style>
    <style:style style:name="P175" style:parent-style-name="Liststycke" style:list-style-name="LFO17" style:family="paragraph">
      <style:paragraph-properties fo:margin-bottom="0in"/>
    </style:style>
    <style:style style:name="T176" style:parent-style-name="Standardstycketeckensnitt" style:family="text">
      <style:text-properties style:font-weight-complex="bold"/>
    </style:style>
    <style:style style:name="T177" style:parent-style-name="Standardstycketeckensnitt" style:family="text">
      <style:text-properties style:font-weight-complex="bold"/>
    </style:style>
    <style:style style:name="T178" style:parent-style-name="Standardstycketeckensnitt" style:family="text">
      <style:text-properties style:font-weight-complex="bold"/>
    </style:style>
    <style:style style:name="P179" style:parent-style-name="Liststycke" style:list-style-name="LFO17" style:family="paragraph">
      <style:paragraph-properties fo:margin-bottom="0in"/>
    </style:style>
    <style:style style:name="T180" style:parent-style-name="Standardstycketeckensnitt" style:family="text">
      <style:text-properties style:font-weight-complex="bold"/>
    </style:style>
    <style:style style:name="P181" style:parent-style-name="Liststycke" style:list-style-name="LFO17" style:family="paragraph">
      <style:paragraph-properties fo:margin-bottom="0in"/>
    </style:style>
    <style:style style:name="T182" style:parent-style-name="Standardstycketeckensnitt" style:family="text">
      <style:text-properties style:font-weight-complex="bold"/>
    </style:style>
    <style:style style:name="P183" style:parent-style-name="Liststycke" style:list-style-name="LFO17" style:family="paragraph">
      <style:paragraph-properties fo:margin-bottom="0in"/>
    </style:style>
    <style:style style:name="T184" style:parent-style-name="Standardstycketeckensnitt" style:family="text">
      <style:text-properties style:font-weight-complex="bold"/>
    </style:style>
    <style:style style:name="P185" style:parent-style-name="Normal" style:family="paragraph">
      <style:paragraph-properties fo:break-before="page"/>
    </style:style>
    <style:style style:name="TableColumn187" style:family="table-column">
      <style:table-column-properties style:column-width="1.4534in"/>
    </style:style>
    <style:style style:name="TableColumn188" style:family="table-column">
      <style:table-column-properties style:column-width="4.9437in"/>
    </style:style>
    <style:style style:name="Table186" style:family="table">
      <style:table-properties style:width="6.3972in" fo:margin-left="0in" table:align="left"/>
    </style:style>
    <style:style style:name="TableRow189" style:family="table-row">
      <style:table-row-properties/>
    </style:style>
    <style:style style:name="TableCell190" style:family="table-cell">
      <style:table-cell-properties fo:border-top="0.0069in solid #C0504D" fo:border-left="0.0069in solid #C0504D" fo:border-bottom="none" fo:border-right="none" fo:background-color="#C0504D" fo:padding-top="0in" fo:padding-left="0.075in" fo:padding-bottom="0in" fo:padding-right="0.075in"/>
    </style:style>
    <style:style style:name="P191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192" style:family="table-cell">
      <style:table-cell-properties fo:border-top="0.0069in solid #C0504D" fo:border-left="none" fo:border-bottom="none" fo:border-right="0.0069in solid #C0504D" fo:background-color="#C0504D" fo:padding-top="0in" fo:padding-left="0.075in" fo:padding-bottom="0in" fo:padding-right="0.075in"/>
    </style:style>
    <style:style style:name="P193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Row194" style:family="table-row">
      <style:table-row-properties/>
    </style:style>
    <style:style style:name="TableCell195" style:family="table-cell">
      <style:table-cell-properties fo:border-top="0.0069in solid #C0504D" fo:border-left="0.0069in solid #C0504D" fo:border-bottom="0.0069in solid #C0504D" fo:border-right="none" fo:background-color="#FFFFFF" fo:padding-top="0in" fo:padding-left="0.075in" fo:padding-bottom="0in" fo:padding-right="0.075in"/>
    </style:style>
    <style:style style:name="P19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97" style:family="table-cell">
      <style:table-cell-properties fo:border-top="0.0069in solid #C0504D" fo:border-left="none" fo:border-bottom="0.0069in solid #C0504D" fo:border-right="0.0069in solid #C0504D" fo:padding-top="0in" fo:padding-left="0.075in" fo:padding-bottom="0in" fo:padding-right="0.075in"/>
    </style:style>
    <style:style style:name="P198" style:parent-style-name="Liststycke" style:list-style-name="LFO12" style:family="paragraph">
      <style:paragraph-properties fo:margin-bottom="0in"/>
      <style:text-properties fo:color="#FF0000"/>
    </style:style>
    <style:style style:name="P199" style:parent-style-name="Normal" style:family="paragraph">
      <style:paragraph-properties fo:margin-bottom="0in"/>
    </style:style>
    <style:style style:name="TableRow200" style:family="table-row">
      <style:table-row-properties/>
    </style:style>
    <style:style style:name="TableCell201" style:family="table-cell">
      <style:table-cell-properties fo:border-top="none" fo:border-left="0.0069in solid #C0504D" fo:border-bottom="none" fo:border-right="none" fo:background-color="#FFFFFF" fo:padding-top="0in" fo:padding-left="0.075in" fo:padding-bottom="0in" fo:padding-right="0.075in"/>
    </style:style>
    <style:style style:name="P20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03" style:family="table-cell">
      <style:table-cell-properties fo:border-top="none" fo:border-left="none" fo:border-bottom="none" fo:border-right="0.0069in solid #C0504D" fo:padding-top="0in" fo:padding-left="0.075in" fo:padding-bottom="0in" fo:padding-right="0.075in"/>
    </style:style>
    <style:style style:name="P204" style:parent-style-name="Liststycke" style:list-style-name="LFO12" style:family="paragraph">
      <style:paragraph-properties fo:margin-bottom="0in"/>
      <style:text-properties fo:color="#FF0000"/>
    </style:style>
    <style:style style:name="P205" style:parent-style-name="Normal" style:family="paragraph">
      <style:paragraph-properties fo:margin-bottom="0in" fo:margin-left="0.9055in">
        <style:tab-stops/>
      </style:paragraph-properties>
    </style:style>
    <style:style style:name="TableRow206" style:family="table-row">
      <style:table-row-properties/>
    </style:style>
    <style:style style:name="TableCell207" style:family="table-cell">
      <style:table-cell-properties fo:border-top="0.0069in solid #C0504D" fo:border-left="0.0069in solid #C0504D" fo:border-bottom="0.0069in solid #C0504D" fo:border-right="none" fo:background-color="#FFFFFF" fo:padding-top="0in" fo:padding-left="0.075in" fo:padding-bottom="0in" fo:padding-right="0.075in"/>
    </style:style>
    <style:style style:name="P20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09" style:family="table-cell">
      <style:table-cell-properties fo:border-top="0.0069in solid #C0504D" fo:border-left="none" fo:border-bottom="0.0069in solid #C0504D" fo:border-right="0.0069in solid #C0504D" fo:padding-top="0in" fo:padding-left="0.075in" fo:padding-bottom="0in" fo:padding-right="0.075in"/>
    </style:style>
    <style:style style:name="P210" style:parent-style-name="Liststycke" style:list-style-name="LFO12" style:family="paragraph">
      <style:paragraph-properties fo:margin-bottom="0in"/>
      <style:text-properties fo:color="#FF0000"/>
    </style:style>
    <style:style style:name="P211" style:parent-style-name="Normal" style:family="paragraph">
      <style:paragraph-properties fo:margin-bottom="0in"/>
    </style:style>
    <style:style style:name="P212" style:parent-style-name="Normal" style:family="paragraph">
      <style:paragraph-properties fo:break-before="page"/>
    </style:style>
    <style:style style:name="P213" style:parent-style-name="Underrubrik" style:list-style-name="LFO18" style:family="paragraph">
      <style:text-properties fo:color="#FF0000"/>
    </style:style>
    <style:style style:name="TableColumn215" style:family="table-column">
      <style:table-column-properties style:column-width="1.4534in"/>
    </style:style>
    <style:style style:name="TableColumn216" style:family="table-column">
      <style:table-column-properties style:column-width="4.9437in"/>
    </style:style>
    <style:style style:name="Table214" style:family="table">
      <style:table-properties style:width="6.3972in" fo:margin-left="0in" table:align="left"/>
    </style:style>
    <style:style style:name="TableRow217" style:family="table-row">
      <style:table-row-properties/>
    </style:style>
    <style:style style:name="TableCell218" style:family="table-cell">
      <style:table-cell-properties fo:border-top="0.0069in solid #C0504D" fo:border-left="0.0069in solid #C0504D" fo:border-bottom="none" fo:border-right="none" fo:background-color="#C0504D" fo:padding-top="0in" fo:padding-left="0.075in" fo:padding-bottom="0in" fo:padding-right="0.075in"/>
    </style:style>
    <style:style style:name="P219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220" style:family="table-cell">
      <style:table-cell-properties fo:border-top="0.0069in solid #C0504D" fo:border-left="none" fo:border-bottom="none" fo:border-right="0.0069in solid #C0504D" fo:background-color="#C0504D" fo:padding-top="0in" fo:padding-left="0.075in" fo:padding-bottom="0in" fo:padding-right="0.075in"/>
    </style:style>
    <style:style style:name="P221" style:parent-style-name="Liststycke" style:family="paragraph">
      <style:paragraph-properties fo:margin-bottom="0in" fo:margin-left="1.1555in">
        <style:tab-stops/>
      </style:paragraph-properties>
      <style:text-properties fo:font-weight="bold" style:font-weight-asian="bold" style:font-weight-complex="bold" fo:color="#FFFFFF"/>
    </style:style>
    <style:style style:name="TableRow222" style:family="table-row">
      <style:table-row-properties/>
    </style:style>
    <style:style style:name="TableCell223" style:family="table-cell">
      <style:table-cell-properties fo:border-top="0.0069in solid #C0504D" fo:border-left="0.0069in solid #C0504D" fo:border-bottom="0.0069in solid #C0504D" fo:border-right="none" fo:background-color="#FFFFFF" fo:padding-top="0in" fo:padding-left="0.075in" fo:padding-bottom="0in" fo:padding-right="0.075in"/>
    </style:style>
    <style:style style:name="P224" style:parent-style-name="Normal" style:family="paragraph">
      <style:paragraph-properties fo:margin-bottom="0in"/>
    </style:style>
    <style:style style:name="TableCell225" style:family="table-cell">
      <style:table-cell-properties fo:border-top="0.0069in solid #C0504D" fo:border-left="none" fo:border-bottom="0.0069in solid #C0504D" fo:border-right="0.0069in solid #C0504D" fo:padding-top="0in" fo:padding-left="0.075in" fo:padding-bottom="0in" fo:padding-right="0.075in"/>
    </style:style>
    <style:style style:name="P226" style:parent-style-name="Liststycke" style:list-style-name="LFO6" style:family="paragraph">
      <style:paragraph-properties fo:margin-bottom="0in"/>
      <style:text-properties fo:color="#FF0000"/>
    </style:style>
    <style:style style:name="TableRow227" style:family="table-row">
      <style:table-row-properties/>
    </style:style>
    <style:style style:name="TableCell228" style:family="table-cell">
      <style:table-cell-properties fo:border-top="none" fo:border-left="0.0069in solid #C0504D" fo:border-bottom="0.0069in solid #C0504D" fo:border-right="none" fo:background-color="#FFFFFF" fo:padding-top="0in" fo:padding-left="0.075in" fo:padding-bottom="0in" fo:padding-right="0.075in"/>
    </style:style>
    <style:style style:name="P229" style:parent-style-name="Normal" style:family="paragraph">
      <style:paragraph-properties fo:margin-bottom="0in"/>
    </style:style>
    <style:style style:name="TableCell230" style:family="table-cell">
      <style:table-cell-properties fo:border-top="none" fo:border-left="none" fo:border-bottom="0.0069in solid #C0504D" fo:border-right="0.0069in solid #C0504D" fo:padding-top="0in" fo:padding-left="0.075in" fo:padding-bottom="0in" fo:padding-right="0.075in"/>
    </style:style>
    <style:style style:name="P231" style:parent-style-name="Liststycke" style:list-style-name="LFO6" style:family="paragraph">
      <style:paragraph-properties fo:margin-bottom="0in"/>
    </style:style>
    <style:style style:name="T232" style:parent-style-name="Standardstycketeckensnitt" style:family="text">
      <style:text-properties fo:color="#FF0000"/>
    </style:style>
    <style:style style:name="P233" style:parent-style-name="Normal" style:family="paragraph">
      <style:paragraph-properties fo:break-before="page"/>
    </style:style>
    <style:style style:name="P234" style:parent-style-name="Citat" style:family="paragraph">
      <style:text-properties fo:font-style="normal" style:font-style-asian="normal"/>
    </style:style>
    <style:style style:name="TableColumn236" style:family="table-column">
      <style:table-column-properties style:column-width="1.6701in"/>
    </style:style>
    <style:style style:name="TableColumn237" style:family="table-column">
      <style:table-column-properties style:column-width="4.6229in"/>
    </style:style>
    <style:style style:name="Table235" style:family="table">
      <style:table-properties style:width="6.293in" fo:margin-left="0in" table:align="left"/>
    </style:style>
    <style:style style:name="TableRow238" style:family="table-row">
      <style:table-row-properties/>
    </style:style>
    <style:style style:name="TableCell239" style:family="table-cell">
      <style:table-cell-properties fo:border-top="0.0069in solid #C0504D" fo:border-left="0.0069in solid #C0504D" fo:border-bottom="none" fo:border-right="none" fo:background-color="#C0504D" fo:padding-top="0in" fo:padding-left="0.075in" fo:padding-bottom="0in" fo:padding-right="0.075in"/>
    </style:style>
    <style:style style:name="P240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241" style:family="table-cell">
      <style:table-cell-properties fo:border-top="0.0069in solid #C0504D" fo:border-left="none" fo:border-bottom="none" fo:border-right="0.0069in solid #C0504D" fo:background-color="#C0504D" fo:padding-top="0in" fo:padding-left="0.075in" fo:padding-bottom="0in" fo:padding-right="0.075in"/>
    </style:style>
    <style:style style:name="P242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Row243" style:family="table-row">
      <style:table-row-properties/>
    </style:style>
    <style:style style:name="TableCell244" style:family="table-cell">
      <style:table-cell-properties fo:border-top="0.0069in solid #C0504D" fo:border-left="0.0069in solid #C0504D" fo:border-bottom="0.0069in solid #C0504D" fo:border-right="none" fo:background-color="#FFFFFF" fo:padding-top="0in" fo:padding-left="0.075in" fo:padding-bottom="0in" fo:padding-right="0.075in"/>
    </style:style>
    <style:style style:name="P24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46" style:family="table-cell">
      <style:table-cell-properties fo:border-top="0.0069in solid #C0504D" fo:border-left="none" fo:border-bottom="0.0069in solid #C0504D" fo:border-right="0.0069in solid #C0504D" fo:padding-top="0in" fo:padding-left="0.075in" fo:padding-bottom="0in" fo:padding-right="0.075in"/>
    </style:style>
    <style:style style:name="P247" style:parent-style-name="Liststycke" style:list-style-name="LFO12" style:family="paragraph">
      <style:paragraph-properties fo:margin-bottom="0in"/>
      <style:text-properties fo:color="#FF0000"/>
    </style:style>
    <style:style style:name="TableRow248" style:family="table-row">
      <style:table-row-properties/>
    </style:style>
    <style:style style:name="TableCell249" style:family="table-cell">
      <style:table-cell-properties fo:border-top="none" fo:border-left="0.0069in solid #C0504D" fo:border-bottom="none" fo:border-right="none" fo:background-color="#FFFFFF" fo:padding-top="0in" fo:padding-left="0.075in" fo:padding-bottom="0in" fo:padding-right="0.075in"/>
    </style:style>
    <style:style style:name="P25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51" style:family="table-cell">
      <style:table-cell-properties fo:border-top="none" fo:border-left="none" fo:border-bottom="none" fo:border-right="0.0069in solid #C0504D" fo:padding-top="0in" fo:padding-left="0.075in" fo:padding-bottom="0in" fo:padding-right="0.075in"/>
    </style:style>
    <style:style style:name="P252" style:parent-style-name="Liststycke" style:list-style-name="LFO12" style:family="paragraph">
      <style:paragraph-properties fo:margin-bottom="0in"/>
    </style:style>
    <style:style style:name="T253" style:parent-style-name="Standardstycketeckensnitt" style:family="text">
      <style:text-properties fo:color="#FF0000"/>
    </style:style>
    <style:style style:name="TableRow254" style:family="table-row">
      <style:table-row-properties/>
    </style:style>
    <style:style style:name="TableCell255" style:family="table-cell">
      <style:table-cell-properties fo:border-top="0.0069in solid #C0504D" fo:border-left="0.0069in solid #C0504D" fo:border-bottom="0.0069in solid #C0504D" fo:border-right="none" fo:background-color="#FFFFFF" fo:padding-top="0in" fo:padding-left="0.075in" fo:padding-bottom="0in" fo:padding-right="0.075in"/>
    </style:style>
    <style:style style:name="P256" style:parent-style-name="Normal" style:family="paragraph">
      <style:paragraph-properties fo:margin-bottom="0in"/>
    </style:style>
    <style:style style:name="T257" style:parent-style-name="Standardstycketeckensnitt" style:family="text">
      <style:text-properties fo:font-weight="bold" style:font-weight-asian="bold" style:font-weight-complex="bold"/>
    </style:style>
    <style:style style:name="T258" style:parent-style-name="Standardstycketeckensnitt" style:family="text">
      <style:text-properties fo:font-weight="bold" style:font-weight-asian="bold" style:font-weight-complex="bold" fo:font-style="italic" style:font-style-asian="italic"/>
    </style:style>
    <style:style style:name="TableCell259" style:family="table-cell">
      <style:table-cell-properties fo:border-top="0.0069in solid #C0504D" fo:border-left="none" fo:border-bottom="0.0069in solid #C0504D" fo:border-right="0.0069in solid #C0504D" fo:padding-top="0in" fo:padding-left="0.075in" fo:padding-bottom="0in" fo:padding-right="0.075in"/>
    </style:style>
    <style:style style:name="P260" style:parent-style-name="Liststycke" style:list-style-name="LFO12" style:family="paragraph">
      <style:paragraph-properties fo:margin-bottom="0in"/>
    </style:style>
    <style:style style:name="T261" style:parent-style-name="Standardstycketeckensnitt" style:family="text">
      <style:text-properties fo:color="#FF0000"/>
    </style:style>
    <style:style style:name="TableRow262" style:family="table-row">
      <style:table-row-properties/>
    </style:style>
    <style:style style:name="TableCell263" style:family="table-cell">
      <style:table-cell-properties fo:border-top="none" fo:border-left="0.0069in solid #C0504D" fo:border-bottom="0.0069in solid #C0504D" fo:border-right="none" fo:background-color="#FFFFFF" fo:padding-top="0in" fo:padding-left="0.075in" fo:padding-bottom="0in" fo:padding-right="0.075in"/>
    </style:style>
    <style:style style:name="P26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65" style:family="table-cell">
      <style:table-cell-properties fo:border-top="none" fo:border-left="none" fo:border-bottom="0.0069in solid #C0504D" fo:border-right="0.0069in solid #C0504D" fo:padding-top="0in" fo:padding-left="0.075in" fo:padding-bottom="0in" fo:padding-right="0.075in"/>
    </style:style>
    <style:style style:name="P266" style:parent-style-name="Liststycke" style:list-style-name="LFO12" style:family="paragraph">
      <style:paragraph-properties fo:margin-bottom="0in"/>
    </style:style>
    <style:style style:name="T267" style:parent-style-name="Standardstycketeckensnitt" style:family="text">
      <style:text-properties fo:color="#FF0000"/>
    </style:style>
    <style:style style:name="P268" style:parent-style-name="Normal" style:family="paragraph">
      <style:paragraph-properties fo:break-before="page"/>
    </style:style>
    <style:style style:name="TableColumn270" style:family="table-column">
      <style:table-column-properties style:column-width="1.4534in"/>
    </style:style>
    <style:style style:name="TableColumn271" style:family="table-column">
      <style:table-column-properties style:column-width="4.9437in"/>
    </style:style>
    <style:style style:name="Table269" style:family="table">
      <style:table-properties style:width="6.3972in" fo:margin-left="0in" table:align="left"/>
    </style:style>
    <style:style style:name="TableRow272" style:family="table-row">
      <style:table-row-properties/>
    </style:style>
    <style:style style:name="TableCell273" style:family="table-cell">
      <style:table-cell-properties fo:border-top="0.0069in solid #C0504D" fo:border-left="0.0069in solid #C0504D" fo:border-bottom="none" fo:border-right="none" fo:background-color="#C0504D" fo:padding-top="0in" fo:padding-left="0.075in" fo:padding-bottom="0in" fo:padding-right="0.075in"/>
    </style:style>
    <style:style style:name="P274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275" style:family="table-cell">
      <style:table-cell-properties fo:border-top="0.0069in solid #C0504D" fo:border-left="none" fo:border-bottom="none" fo:border-right="0.0069in solid #C0504D" fo:background-color="#C0504D" fo:padding-top="0in" fo:padding-left="0.075in" fo:padding-bottom="0in" fo:padding-right="0.075in"/>
    </style:style>
    <style:style style:name="P276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Row277" style:family="table-row">
      <style:table-row-properties/>
    </style:style>
    <style:style style:name="TableCell278" style:family="table-cell">
      <style:table-cell-properties fo:border-top="0.0069in solid #C0504D" fo:border-left="0.0069in solid #C0504D" fo:border-bottom="0.0069in solid #C0504D" fo:border-right="none" fo:background-color="#FFFFFF" fo:padding-top="0in" fo:padding-left="0.075in" fo:padding-bottom="0in" fo:padding-right="0.075in"/>
    </style:style>
    <style:style style:name="P27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80" style:family="table-cell">
      <style:table-cell-properties fo:border-top="0.0069in solid #C0504D" fo:border-left="none" fo:border-bottom="0.0069in solid #C0504D" fo:border-right="0.0069in solid #C0504D" fo:padding-top="0in" fo:padding-left="0.075in" fo:padding-bottom="0in" fo:padding-right="0.075in"/>
    </style:style>
    <style:style style:name="P281" style:parent-style-name="Liststycke" style:list-style-name="LFO15" style:family="paragraph">
      <style:paragraph-properties fo:margin-bottom="0in"/>
    </style:style>
    <style:style style:name="T282" style:parent-style-name="Standardstycketeckensnitt" style:family="text">
      <style:text-properties fo:color="#FF0000"/>
    </style:style>
    <style:style style:name="TableColumn284" style:family="table-column">
      <style:table-column-properties style:column-width="1.4534in"/>
    </style:style>
    <style:style style:name="TableColumn285" style:family="table-column">
      <style:table-column-properties style:column-width="4.9437in"/>
    </style:style>
    <style:style style:name="Table283" style:family="table">
      <style:table-properties style:width="6.3972in" fo:margin-left="0in" table:align="left"/>
    </style:style>
    <style:style style:name="TableRow286" style:family="table-row">
      <style:table-row-properties/>
    </style:style>
    <style:style style:name="TableCell287" style:family="table-cell">
      <style:table-cell-properties fo:border-top="0.0069in solid #C0504D" fo:border-left="0.0069in solid #C0504D" fo:border-bottom="none" fo:border-right="none" fo:background-color="#C0504D" fo:padding-top="0in" fo:padding-left="0.075in" fo:padding-bottom="0in" fo:padding-right="0.075in"/>
    </style:style>
    <style:style style:name="P288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289" style:family="table-cell">
      <style:table-cell-properties fo:border-top="0.0069in solid #C0504D" fo:border-left="none" fo:border-bottom="none" fo:border-right="0.0069in solid #C0504D" fo:background-color="#C0504D" fo:padding-top="0in" fo:padding-left="0.075in" fo:padding-bottom="0in" fo:padding-right="0.075in"/>
    </style:style>
    <style:style style:name="P290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Row291" style:family="table-row">
      <style:table-row-properties/>
    </style:style>
    <style:style style:name="TableCell292" style:family="table-cell">
      <style:table-cell-properties fo:border-top="0.0069in solid #C0504D" fo:border-left="0.0069in solid #C0504D" fo:border-bottom="0.0069in solid #C0504D" fo:border-right="none" fo:background-color="#FFFFFF" fo:padding-top="0in" fo:padding-left="0.075in" fo:padding-bottom="0in" fo:padding-right="0.075in"/>
    </style:style>
    <style:style style:name="P29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94" style:family="table-cell">
      <style:table-cell-properties fo:border-top="0.0069in solid #C0504D" fo:border-left="none" fo:border-bottom="0.0069in solid #C0504D" fo:border-right="0.0069in solid #C0504D" fo:padding-top="0in" fo:padding-left="0.075in" fo:padding-bottom="0in" fo:padding-right="0.075in"/>
    </style:style>
    <style:style style:name="P295" style:parent-style-name="Liststycke" style:list-style-name="LFO15" style:family="paragraph">
      <style:paragraph-properties fo:margin-bottom="0in"/>
    </style:style>
    <style:style style:name="T296" style:parent-style-name="Standardstycketeckensnitt" style:family="text">
      <style:text-properties fo:color="#FF0000"/>
    </style:style>
    <style:style style:name="TableColumn298" style:family="table-column">
      <style:table-column-properties style:column-width="3.1465in"/>
    </style:style>
    <style:style style:name="TableColumn299" style:family="table-column">
      <style:table-column-properties style:column-width="3.1465in"/>
    </style:style>
    <style:style style:name="Table297" style:family="table">
      <style:table-properties style:width="6.293in" fo:margin-left="0in" table:align="left"/>
    </style:style>
    <style:style style:name="TableRow300" style:family="table-row">
      <style:table-row-properties/>
    </style:style>
    <style:style style:name="TableCell301" style:family="table-cell">
      <style:table-cell-properties fo:border-top="0.0069in solid #C0504D" fo:border-left="0.0069in solid #C0504D" fo:border-bottom="none" fo:border-right="none" fo:background-color="#C0504D" fo:padding-top="0in" fo:padding-left="0.075in" fo:padding-bottom="0in" fo:padding-right="0.075in"/>
    </style:style>
    <style:style style:name="P302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303" style:family="table-cell">
      <style:table-cell-properties fo:border-top="0.0069in solid #C0504D" fo:border-left="none" fo:border-bottom="none" fo:border-right="0.0069in solid #C0504D" fo:background-color="#C0504D" fo:padding-top="0in" fo:padding-left="0.075in" fo:padding-bottom="0in" fo:padding-right="0.075in"/>
    </style:style>
    <style:style style:name="P304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Row305" style:family="table-row">
      <style:table-row-properties/>
    </style:style>
    <style:style style:name="TableCell306" style:family="table-cell">
      <style:table-cell-properties fo:border-top="0.0069in solid #C0504D" fo:border-left="0.0069in solid #C0504D" fo:border-bottom="0.0069in solid #C0504D" fo:border-right="none" fo:background-color="#FFFFFF" fo:padding-top="0in" fo:padding-left="0.075in" fo:padding-bottom="0in" fo:padding-right="0.075in"/>
    </style:style>
    <style:style style:name="P30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08" style:family="table-cell">
      <style:table-cell-properties fo:border-top="0.0069in solid #C0504D" fo:border-left="none" fo:border-bottom="0.0069in solid #C0504D" fo:border-right="0.0069in solid #C0504D" fo:padding-top="0in" fo:padding-left="0.075in" fo:padding-bottom="0in" fo:padding-right="0.075in"/>
    </style:style>
    <style:style style:name="P309" style:parent-style-name="Liststycke" style:list-style-name="LFO12" style:family="paragraph">
      <style:paragraph-properties fo:margin-bottom="0in"/>
    </style:style>
    <style:style style:name="T310" style:parent-style-name="Standardstycketeckensnitt" style:family="text">
      <style:text-properties fo:color="#FF0000"/>
    </style:style>
    <style:style style:name="TableRow311" style:family="table-row">
      <style:table-row-properties/>
    </style:style>
    <style:style style:name="TableCell312" style:family="table-cell">
      <style:table-cell-properties fo:border-top="none" fo:border-left="0.0069in solid #C0504D" fo:border-bottom="0.0069in solid #C0504D" fo:border-right="none" fo:background-color="#FFFFFF" fo:padding-top="0in" fo:padding-left="0.075in" fo:padding-bottom="0in" fo:padding-right="0.075in"/>
    </style:style>
    <style:style style:name="P31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14" style:family="table-cell">
      <style:table-cell-properties fo:border-top="none" fo:border-left="none" fo:border-bottom="0.0069in solid #C0504D" fo:border-right="0.0069in solid #C0504D" fo:padding-top="0in" fo:padding-left="0.075in" fo:padding-bottom="0in" fo:padding-right="0.075in"/>
    </style:style>
    <style:style style:name="P315" style:parent-style-name="Liststycke" style:list-style-name="LFO12" style:family="paragraph">
      <style:paragraph-properties fo:margin-bottom="0in"/>
    </style:style>
    <style:style style:name="T316" style:parent-style-name="Standardstycketeckensnitt" style:family="text">
      <style:text-properties fo:color="#FF0000"/>
    </style:style>
    <style:style style:name="T317" style:parent-style-name="Standardstycketeckensnitt" style:family="text">
      <style:text-properties fo:color="#FF0000"/>
    </style:style>
    <style:style style:name="T318" style:parent-style-name="Standardstycketeckensnitt" style:family="text">
      <style:text-properties fo:color="#FF0000"/>
    </style:style>
  </office:automatic-styles>
  <office:body>
    <office:text text:use-soft-page-breaks="true">
      <text:p text:style-name="P1"><text:span text:style-name="T4">Kvalitetsarbete i<text:s/></text:span><text:span text:style-name="T5">musikämnet</text:span><text:span text:style-name="T6"><text:s/>på<text:s/></text:span><text:span text:style-name="T7">XXXXX</text:span><text:span text:style-name="T8"><text:s/></text:span></text:p>
      <text:p text:style-name="P9"><text:span text:style-name="T10">20</text:span><text:span text:style-name="T11">xx</text:span><text:span text:style-name="T12">-20</text:span><text:span text:style-name="T13">xx</text:span></text:p>
      <text:p text:style-name="Normal"/>
      <text:p text:style-name="P14"/>
      <text:soft-page-break/>
      <text:h text:style-name="P15" text:outline-level="1">Var är vi?</text:h>
      <text:h text:style-name="Rubrik3" text:outline-level="3">Övergripande beskrivning</text:h>
      <text:p text:style-name="P16">[Kortfattad beskrivning av musikundervisningen<text:s/>på din skola]</text:p>
      <text:h text:style-name="Rubrik3" text:outline-level="3">Resultat/måluppfyllelse</text:h>
      <text:p text:style-name="Normal">I detta avsnitt redogörs för resultat och måluppfyllelse under läsåret 20<text:span text:style-name="T17">xx</text:span>-20<text:span text:style-name="T18">xx</text:span>. Redogörelsen består av<text:span text:style-name="T19"><text:s/></text:span>3<text:span text:style-name="T20"><text:s/></text:span>delar: rutiner för dokumentation, resultat i årskurs 3,6 och 9.</text:p>
      <text:p text:style-name="Underrubrik">Rutiner vid dokumentation av elevens kunskapsutveckling i årskurs 1-5</text:p>
      <text:p text:style-name="Normal">I årskurs 1-5 dokumenteras elevens kunskapsutveckling genom skriftligt omdöme i tre steg:</text:p>
      <text:p text:style-name="Normal"/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Riskerar att inte nå kunskapskraven</text:p>
          </table:table-cell>
          <table:table-cell table:style-name="TableCell28">
            <text:p text:style-name="P29">Godtagbara kunskaper</text:p>
          </table:table-cell>
          <table:table-cell table:style-name="TableCell30">
            <text:p text:style-name="P31">Mer än godtagbara kunskaper</text:p>
          </table:table-cell>
        </table:table-row>
      </table:table>
      <text:p text:style-name="Normal"/>
      <text:p text:style-name="Normal">Dessutom dokumenteras elevens kunskapsutveckling<text:s/>genom så kallad matrisbedömning i skolans lärplattform.<text:s/></text:p>
      <text:p text:style-name="Underrubrik">Rutiner vid dokumentation av elevens kunskapsutveckling i årskurs 6-9</text:p>
      <text:p text:style-name="Normal">I årskurs 6-9 dokumenteras elevens kunskapsutveckling genom skriftligt omdöme i tre steg, samt genom betygsättning. Dessutom dokumenteras elevens kunskapsutveckling genom så kallad matrisbedömning i skolans lärplattform.<text:s/></text:p>
      <text:p text:style-name="Underrubrik">Bedömningsformer som används i undervisningen</text:p>
      <text:p text:style-name="Normal">Musikämnet innehåller många olika moment som kräver olika typer av bedömning av den enskilda elevens kunskaper. För att<text:s/>åskådliggöra<text:s/>dessa bedömningsformer kan man utgå från ämnets tre centrala förmågor:</text:p>
      <text:p text:style-name="P32"/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Centrala förmågor</text:p>
          </table:table-cell>
          <table:table-cell table:style-name="TableCell39">
            <text:p text:style-name="P40">bedömningsformer</text:p>
          </table:table-cell>
        </table:table-row>
        <table:table-row table:style-name="TableRow41">
          <table:table-cell table:style-name="TableCell42">
            <text:p text:style-name="P43">spela och sjunga i olika musikaliska former och genrer,</text:p>
            <text:p text:style-name="P44"/>
          </table:table-cell>
          <table:table-cell table:style-name="TableCell45">
            <text:p text:style-name="P46"><text:span text:style-name="T47">[beskrivning av de bedömningsformer som används i musikundervisningen]</text:span></text:p>
          </table:table-cell>
        </table:table-row>
        <table:table-row table:style-name="TableRow48">
          <table:table-cell table:style-name="TableCell49">
            <text:p text:style-name="P50">skapa musik samt gestalta och kommunicera egna musikaliska tankar och idéer, och</text:p>
            <text:p text:style-name="P51"/>
          </table:table-cell>
          <table:table-cell table:style-name="TableCell52">
            <text:p text:style-name="P53"><text:span text:style-name="T54">[beskrivning av de bedömningsformer som används i musikundervisningen]</text:span></text:p>
          </table:table-cell>
        </table:table-row>
        <table:table-row table:style-name="TableRow55">
          <table:table-cell table:style-name="TableCell56">
            <text:p text:style-name="P57">analysera och samtala om musikens uttryck i olika sociala, kulturella och historiska sammanhang.</text:p>
          </table:table-cell>
          <table:table-cell table:style-name="TableCell58">
            <text:p text:style-name="P59"><text:span text:style-name="T60">[beskrivning av de bedömningsformer som används i musikundervisningen]</text:span></text:p>
          </table:table-cell>
        </table:table-row>
      </table:table>
      <text:p text:style-name="Normal"/>
      <text:h text:style-name="Rubrik2" text:outline-level="2">Utfall utifrån tillgänglig information</text:h>
      <text:p text:style-name="Normal"/>
      <text:p text:style-name="Normal">Måluppfyllelse i<text:s/>årskurs<text:s/>3:</text:p>
      <table:table table:style-name="Table61">
        <table:table-columns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Andel (%)<text:s/>elever som når mer än godtagbara kunskaper</text:p>
          </table:table-cell>
          <table:table-cell table:style-name="TableCell72">
            <text:p text:style-name="P73">0 %<text:s/></text:p>
          </table:table-cell>
        </table:table-row>
        <table:table-row table:style-name="TableRow74">
          <table:table-cell table:style-name="TableCell75">
            <text:p text:style-name="P76">Andel (%)<text:s/>elever som når godtagbara kunskaper</text:p>
          </table:table-cell>
          <table:table-cell table:style-name="TableCell77">
            <text:p text:style-name="P78">100 %</text:p>
          </table:table-cell>
        </table:table-row>
        <table:table-row table:style-name="TableRow79">
          <table:table-cell table:style-name="TableCell80">
            <text:p text:style-name="P81">Andel (%)<text:s/><text:s/>elever som riskerar att inte nå kunskapskraven</text:p>
          </table:table-cell>
          <table:table-cell table:style-name="TableCell82">
            <text:p text:style-name="P83">0 %</text:p>
          </table:table-cell>
        </table:table-row>
        <table:table-row table:style-name="TableRow84">
          <table:table-cell table:style-name="TableCell85">
            <text:p text:style-name="P86">Ht 2015</text:p>
          </table:table-cell>
          <table:table-cell table:style-name="TableCell87">
            <text:p text:style-name="P88"/>
          </table:table-cell>
        </table:table-row>
      </table:table>
      <text:p text:style-name="Normal"/>
      <text:list text:style-name="LFO8" text:continue-numbering="true">
        <text:list-item>
          <text:p text:style-name="P89">Strategier och arbetssätt som bidragit till god måluppfyllelse:</text:p>
        </text:list-item>
      </text:list>
      <text:list text:style-name="LFO13" text:continue-numbering="true">
        <text:list-item>
          <text:p text:style-name="P90"/>
        </text:list-item>
      </text:list>
      <text:list text:style-name="LFO7" text:continue-numbering="true">
        <text:list-item>
          <text:p text:style-name="P91">Orsaker till att elever inte når kunskapskraven:</text:p>
        </text:list-item>
      </text:list>
      <text:p text:style-name="Normal">(Alla elever når kunskapskraven)</text:p>
      <text:list text:style-name="LFO7" text:continue-numbering="true">
        <text:list-item>
          <text:p text:style-name="P92">Kritiska delar av kunskapskrav</text:p>
        </text:list-item>
      </text:list>
      <text:p text:style-name="P93">(Inga)</text:p>
      <text:p text:style-name="Normal"/>
      <text:p text:style-name="P94"/>
      <text:soft-page-break/>
      <text:p text:style-name="Normal">Måluppfyllelse i årskurs<text:s/>6</text:p>
      <table:table table:style-name="Table95">
        <table:table-columns>
          <table:table-column table:style-name="TableColumn96"/>
          <table:table-column table:style-name="TableColumn97"/>
        </table:table-columns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Andel (%)<text:s/><text:s/>elever som når mer än godtagbara kunskaper</text:p>
          </table:table-cell>
          <table:table-cell table:style-name="TableCell106">
            <text:p text:style-name="P107">41,3%</text:p>
          </table:table-cell>
        </table:table-row>
        <table:table-row table:style-name="TableRow108">
          <table:table-cell table:style-name="TableCell109">
            <text:p text:style-name="P110">Andel (%)<text:s/><text:s/>elever som når godtagbara kunskaper</text:p>
          </table:table-cell>
          <table:table-cell table:style-name="TableCell111">
            <text:p text:style-name="P112">52,2%</text:p>
          </table:table-cell>
        </table:table-row>
        <table:table-row table:style-name="TableRow113">
          <table:table-cell table:style-name="TableCell114">
            <text:p text:style-name="P115">Andel (%)<text:s/><text:s/>elever som riskerar att inte nå kunskapskraven</text:p>
          </table:table-cell>
          <table:table-cell table:style-name="TableCell116">
            <text:p text:style-name="P117">6,5%</text:p>
          </table:table-cell>
        </table:table-row>
        <table:table-row table:style-name="TableRow118">
          <table:table-cell table:style-name="TableCell119">
            <text:p text:style-name="P120">Vt 2016</text:p>
          </table:table-cell>
          <table:table-cell table:style-name="TableCell121">
            <text:p text:style-name="P122"/>
          </table:table-cell>
        </table:table-row>
      </table:table>
      <text:p text:style-name="Normal"/>
      <text:list text:style-name="LFO8" text:continue-numbering="true">
        <text:list-item>
          <text:p text:style-name="P123">Strategier och arbetssätt som bidragit till god måluppfyllelse:</text:p>
        </text:list-item>
      </text:list>
      <text:list text:style-name="LFO12" text:continue-numbering="true">
        <text:list-item>
          <text:p text:style-name="P124">Identifiera vilka strategier och arbetssätt som bidrag till god måluppfyllelse.</text:p>
        </text:list-item>
      </text:list>
      <text:list text:style-name="LFO7" text:continue-numbering="true">
        <text:list-item>
          <text:p text:style-name="P125">Orsaker till att elever inte når kunskapskraven:</text:p>
        </text:list-item>
      </text:list>
      <text:list text:style-name="LFO12" text:continue-numbering="true">
        <text:list-item>
          <text:p text:style-name="P126">Identifiera vilka strategier och arbetssätt som har bidragit till att elever inte har nått kunskapskraven.</text:p>
        </text:list-item>
      </text:list>
      <text:list text:style-name="LFO7" text:continue-numbering="true">
        <text:list-item>
          <text:p text:style-name="P127">Kritiska delar av kunskapskraven:</text:p>
        </text:list-item>
      </text:list>
      <text:p text:style-name="P128"><text:span text:style-name="T129">Eleven kan även spela<text:s/></text:span><text:span text:style-name="T130">delar</text:span><text:span text:style-name="T131"><text:s/>av en enkel anpassad melodi-, bas- och slagverksstämma samt<text:s/></text:span><text:span text:style-name="T132">bidra</text:span><text:span text:style-name="T133"><text:s/></text:span><text:span text:style-name="T134">till<text:s/></text:span><text:span text:style-name="T135">ackompanjemang på ett ackordinstrument med</text:span><text:span text:style-name="T136"><text:s/>några ackord</text:span>.</text:p>
      <text:p text:style-name="Citat"/>
      <text:p text:style-name="P137"/>
      <text:soft-page-break/>
      <text:p text:style-name="Normal">Måluppfyllelse i årskurs<text:s/>9</text:p>
      <table:table table:style-name="Table138">
        <table:table-columns>
          <table:table-column table:style-name="TableColumn139"/>
          <table:table-column table:style-name="TableColumn140"/>
        </table:table-columns>
        <table:table-row table:style-name="TableRow141"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>Antal elever som når mer än godtagbara kunskaper</text:p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Antal elever som når godtagbara kunskaper</text:p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>Antal elever som riskerar att inte nå kunskapskraven</text:p>
          </table:table-cell>
          <table:table-cell table:style-name="TableCell159">
            <text:p text:style-name="P160"/>
          </table:table-cell>
        </table:table-row>
      </table:table>
      <text:p text:style-name="Normal"/>
      <text:list text:style-name="LFO8" text:continue-numbering="true">
        <text:list-item>
          <text:p text:style-name="P161">Strategier och arbetssätt som bidragit till god måluppfyllelse:</text:p>
        </text:list-item>
      </text:list>
      <text:p text:style-name="Normal"/>
      <text:list text:style-name="LFO7" text:continue-numbering="true">
        <text:list-item>
          <text:p text:style-name="P162">Orsaker till att elever inte når kunskapskraven:</text:p>
        </text:list-item>
      </text:list>
      <text:p text:style-name="Normal"/>
      <text:list text:style-name="LFO7" text:continue-numbering="true">
        <text:list-item>
          <text:p text:style-name="P163">Kritiska delar av kunskapskraven:</text:p>
        </text:list-item>
      </text:list>
      <text:p text:style-name="P164"/>
      <text:soft-page-break/>
      <text:h text:style-name="Rubrik1" text:outline-level="1">Vart ska vi?</text:h>
      <text:p text:style-name="Normal">I det här avsnittet<text:s/>analyseras effekten av genomförda aktiviteter. Detta görs med syftet att identifiera framgångsfaktorer, samt att förbättra kvaliteten i musikundervisningen.</text:p>
      <text:h text:style-name="Rubrik3" text:outline-level="3">Uppdrag och mål</text:h>
      <text:p text:style-name="Underrubrik">Uppdrag</text:p>
      <text:p text:style-name="Normal">Musikämnets mål finns beskrivna i kursplanen för ämnet musik.<text:s/>Utöver de nationella målen så förväntas även musikämnet bidra till skolgemensamma aktiviteter utanför själva ämnet såsom:<text:s/>Lucia,<text:s/>Julavslutning,<text:s/>Skolavslutning.<text:s/>Därför kan dessa aktiviteter också sägas vara en del av musikämnets uppdrag.<text:s/></text:p>
      <text:p text:style-name="Underrubrik">Mål</text:p>
      <text:p text:style-name="Normal">Utifrån uppdraget, skolans verksamhetsplan och utifrån de nationella målen kan följande mål sättas upp för ämnet musik:</text:p>
      <table:table table:style-name="Table165">
        <table:table-columns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 table:number-columns-spanned="2">
            <text:list text:style-name="LFO17" text:continue-numbering="true">
              <text:list-item>
                <text:p text:style-name="P175"><text:span text:style-name="T176">Musikämnet ska bidra till skolgemensamma aktivi</text:span><text:span text:style-name="T177">t</text:span><text:span text:style-name="T178">eter samt inspirera elevens kreativitet och sin tilltro till sin förmåga att skapa och framföra musik,</text:span></text:p>
              </text:list-item>
              <text:list-item>
                <text:p text:style-name="P179"><text:span text:style-name="T180">Alla elever ska minst nå kunskapskraven för betyget E i ämnet musik,</text:span></text:p>
              </text:list-item>
              <text:list-item>
                <text:p text:style-name="P181"><text:span text:style-name="T182">Elever ska ges möjlighet att utvecklas så långt som möjligt mot övriga kunskapskrav,</text:span></text:p>
              </text:list-item>
              <text:list-item>
                <text:p text:style-name="P183"><text:span text:style-name="T184">Musikämnet ska ge möjlighet och tillräckliga kunskaper för eleven att studera vidare på estetiska programmets musikprofil.</text:span></text:p>
              </text:list-item>
            </text:list>
          </table:table-cell>
          <table:covered-table-cell/>
        </table:table-row>
      </table:table>
      <text:p text:style-name="P185"/>
      <text:soft-page-break/>
      <text:h text:style-name="Rubrik3" text:outline-level="3">Analys<text:s/></text:h>
      <table:table table:style-name="Table186">
        <table:table-columns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</table:table-row>
        <table:table-row table:style-name="TableRow194">
          <table:table-cell table:style-name="TableCell195">
            <text:p text:style-name="P196">Genomförda aktiviteter med god effekt på elevens lärande.</text:p>
          </table:table-cell>
          <table:table-cell table:style-name="TableCell197">
            <text:list text:style-name="LFO12" text:continue-numbering="true">
              <text:list-item>
                <text:p text:style-name="P198">Identifiera strategier och metoder som du/ni anser har god effekt på elevens lärande</text:p>
              </text:list-item>
            </text:list>
            <text:p text:style-name="P199"/>
          </table:table-cell>
        </table:table-row>
        <table:table-row table:style-name="TableRow200">
          <table:table-cell table:style-name="TableCell201">
            <text:p text:style-name="P202">Genomförda aktiviteter med svag effekt på elevens lärande.</text:p>
          </table:table-cell>
          <table:table-cell table:style-name="TableCell203">
            <text:list text:style-name="LFO12" text:continue-numbering="true">
              <text:list-item>
                <text:p text:style-name="P204">Identifiera strategier och metoder som du/ni anser har svag effekt på elevens lärande</text:p>
              </text:list-item>
            </text:list>
            <text:p text:style-name="P205"/>
          </table:table-cell>
        </table:table-row>
        <table:table-row table:style-name="TableRow206">
          <table:table-cell table:style-name="TableCell207">
            <text:p text:style-name="P208">Genomförda aktiviteter med negativ effekt på elevens lärande.</text:p>
          </table:table-cell>
          <table:table-cell table:style-name="TableCell209">
            <text:list text:style-name="LFO12" text:continue-numbering="true">
              <text:list-item>
                <text:p text:style-name="P210">Identifiera strategier och metoder som du/ni anser har negativ effekt på elevens lärande</text:p>
              </text:list-item>
            </text:list>
            <text:p text:style-name="P211"/>
          </table:table-cell>
        </table:table-row>
      </table:table>
      <text:p text:style-name="Normal"/>
      <text:p text:style-name="P212"/>
      <text:soft-page-break/>
      <text:h text:style-name="Rubrik3" text:outline-level="3">Nulägesbedömning – identifiera utvecklingsområden och formulera mål</text:h>
      <text:p text:style-name="Normal"/>
      <text:p text:style-name="Underrubrik">Utvecklingsområden utifrån resultat av analys</text:p>
      <text:list text:style-name="LFO18" text:continue-numbering="true">
        <text:list-item>
          <text:p text:style-name="P213">Identifiera prioriterade utvecklingsområden utifrån analys.<text:s/></text:p>
        </text:list-item>
      </text:list>
      <text:p text:style-name="Underrubrik">Mål 2016-2017 utifrån resultat av analys</text:p>
      <text:p text:style-name="Normal">Utifrån uppdraget, skolans verksamhetsplan och utifrån de nationella målen kan följande mål sättas upp för ämnet musik för läsåret:</text:p>
      <table:table table:style-name="Table214">
        <table:table-columns>
          <table:table-column table:style-name="TableColumn215"/>
          <table:table-column table:style-name="TableColumn216"/>
        </table:table-columns>
        <table:table-row table:style-name="TableRow217">
          <table:table-cell table:style-name="TableCell218">
            <text:p text:style-name="P219">Mål</text:p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>Primära mål</text:p>
          </table:table-cell>
          <table:table-cell table:style-name="TableCell225">
            <text:list text:style-name="LFO6" text:continue-numbering="true">
              <text:list-item>
                <text:p text:style-name="P226">Formulera lokala mål för musikundervisningen på din/er skola<text:s/></text:p>
              </text:list-item>
            </text:list>
          </table:table-cell>
        </table:table-row>
        <table:table-row table:style-name="TableRow227">
          <table:table-cell table:style-name="TableCell228">
            <text:p text:style-name="P229">Sekundära mål</text:p>
          </table:table-cell>
          <table:table-cell table:style-name="TableCell230">
            <text:list text:style-name="LFO6" text:continue-numbering="true">
              <text:list-item>
                <text:p text:style-name="P231"><text:span text:style-name="T232">Formulera lokala mål för musikundervisningen på din/er skola</text:span></text:p>
              </text:list-item>
            </text:list>
          </table:table-cell>
        </table:table-row>
      </table:table>
      <text:p text:style-name="Normal"/>
      <text:p text:style-name="P233"/>
      <text:soft-page-break/>
      <text:h text:style-name="Rubrik1" text:outline-level="1">Hur gör vi?</text:h>
      <text:p text:style-name="P234">I första avsnittet planeras åtgärder och insatser för ökad måluppfyllelse under läsåret 2016-2017. Därefter diskuteras genomförandet<text:s/>dokumenteras för att kunna utvärderas<text:s/>vid<text:s/>läsårets slut.<text:s/></text:p>
      <text:h text:style-name="Rubrik3" text:outline-level="3">Planera</text:h>
      <text:p text:style-name="Underrubrik">Planerade insatser<text:s/>för ökad måluppfyllelse<text:s/>inom undervisningen.</text:p>
      <table:table table:style-name="Table235">
        <table:table-columns>
          <table:table-column table:style-name="TableColumn236"/>
          <table:table-column table:style-name="TableColumn237"/>
        </table:table-columns>
        <table:table-row table:style-name="TableRow238"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>Musikämnet ska bidra till skolgemensamma aktiviteter samt inspirera elevens<text:s/>kreativitet och tilltro till<text:s/>sin<text:s/>förmåga att skapa och framföra musik</text:p>
          </table:table-cell>
          <table:table-cell table:style-name="TableCell246">
            <text:list text:style-name="LFO12" text:continue-numbering="true">
              <text:list-item>
                <text:p text:style-name="P247">Planera <text:s/>insatser (strategier, arbetssätt) inför nästa läsår</text:p>
              </text:list-item>
            </text:list>
          </table:table-cell>
        </table:table-row>
        <table:table-row table:style-name="TableRow248">
          <table:table-cell table:style-name="TableCell249">
            <text:p text:style-name="P250">Alla elever ska minst nå kunskapskraven för betyget E i ämnet musik,</text:p>
          </table:table-cell>
          <table:table-cell table:style-name="TableCell251">
            <text:list text:style-name="LFO12" text:continue-numbering="true">
              <text:list-item>
                <text:p text:style-name="P252"><text:span text:style-name="T253">Planera insatser (strategier, arbetssätt) inför nästa läsår</text:span></text:p>
              </text:list-item>
            </text:list>
          </table:table-cell>
        </table:table-row>
        <table:table-row table:style-name="TableRow254">
          <table:table-cell table:style-name="TableCell255">
            <text:p text:style-name="P256"><text:span text:style-name="T257">Alla elever ska ges möjlighet att utvecklas mot<text:s/></text:span><text:span text:style-name="T258">mer än godtagbara kunskaper</text:span></text:p>
          </table:table-cell>
          <table:table-cell table:style-name="TableCell259">
            <text:list text:style-name="LFO12" text:continue-numbering="true">
              <text:list-item>
                <text:p text:style-name="P260"><text:span text:style-name="T261">Planera insatser (strategier, arbetssätt) inför nästa läsår</text:span></text:p>
              </text:list-item>
            </text:list>
          </table:table-cell>
        </table:table-row>
        <table:table-row table:style-name="TableRow262">
          <table:table-cell table:style-name="TableCell263">
            <text:p text:style-name="P264">Musikämnet ska ge eleven tillräckliga kunskaper för att kunna studera vidare på estetiska programmets musikinriktning.</text:p>
          </table:table-cell>
          <table:table-cell table:style-name="TableCell265">
            <text:list text:style-name="LFO12" text:continue-numbering="true">
              <text:list-item>
                <text:p text:style-name="P266"><text:span text:style-name="T267">Planera insatser (strategier, arbetssätt) inför nästa läsår</text:span><text:s/></text:p>
              </text:list-item>
            </text:list>
          </table:table-cell>
        </table:table-row>
      </table:table>
      <text:p text:style-name="Underrubrik"/>
      <text:p text:style-name="P268"/>
      <text:soft-page-break/>
      <text:h text:style-name="Rubrik3" text:outline-level="3">Förslag på åtgärder för ökad<text:s/>måluppfyllelse</text:h>
      <text:p text:style-name="Underrubrik">Förslag på organisatoriska förändringar</text:p>
      <table:table table:style-name="Table269">
        <table:table-columns>
          <table:table-column table:style-name="TableColumn270"/>
          <table:table-column table:style-name="TableColumn271"/>
        </table:table-columns>
        <table:table-row table:style-name="TableRow272">
          <table:table-cell table:style-name="TableCell273">
            <text:p text:style-name="P274">Mål</text:p>
          </table:table-cell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>
            <text:p text:style-name="P279">Hållbar arbetssituation för musiklärare</text:p>
          </table:table-cell>
          <table:table-cell table:style-name="TableCell280">
            <text:list text:style-name="LFO15" text:continue-numbering="true">
              <text:list-item>
                <text:p text:style-name="P281"><text:span text:style-name="T282">Planera insatser (strategier, arbetssätt) inför nästa läsår</text:span>,</text:p>
              </text:list-item>
            </text:list>
          </table:table-cell>
        </table:table-row>
      </table:table>
      <text:p text:style-name="Normal"/>
      <text:p text:style-name="Normal">Förslag på åtgärder av den fysiska miljön</text:p>
      <table:table table:style-name="Table283">
        <table:table-columns>
          <table:table-column table:style-name="TableColumn284"/>
          <table:table-column table:style-name="TableColumn285"/>
        </table:table-columns>
        <table:table-row table:style-name="TableRow286">
          <table:table-cell table:style-name="TableCell287">
            <text:p text:style-name="P288">Mål</text:p>
          </table:table-cell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>
            <text:p text:style-name="P293">Minskat slitage på skolans utrustning</text:p>
          </table:table-cell>
          <table:table-cell table:style-name="TableCell294">
            <text:list text:style-name="LFO15" text:continue-numbering="true">
              <text:list-item>
                <text:p text:style-name="P295"><text:span text:style-name="T296">Planera insatser (strategier, arbetssätt) inför nästa läsår</text:span>,</text:p>
              </text:list-item>
            </text:list>
          </table:table-cell>
        </table:table-row>
      </table:table>
      <text:p text:style-name="Normal"/>
      <text:p text:style-name="Underrubrik">Förslag på inköp av instrument och utrustning</text:p>
      <table:table table:style-name="Table297">
        <table:table-columns>
          <table:table-column table:style-name="TableColumn298"/>
          <table:table-column table:style-name="TableColumn299"/>
        </table:table-columns>
        <table:table-row table:style-name="TableRow300"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</table:table-row>
        <table:table-row table:style-name="TableRow305">
          <table:table-cell table:style-name="TableCell306">
            <text:p text:style-name="P307">Musikämnet ska bidra till skolgemensamma aktiviteter samt inspirera elevens kreativitet och tilltro till sin förmåga att skapa och framföra musik</text:p>
          </table:table-cell>
          <table:table-cell table:style-name="TableCell308">
            <text:list text:style-name="LFO12" text:continue-numbering="true">
              <text:list-item>
                <text:p text:style-name="P309"><text:span text:style-name="T310">Planera insatser (strategier, arbetssätt) inför nästa läsår</text:span>,</text:p>
              </text:list-item>
            </text:list>
          </table:table-cell>
        </table:table-row>
        <table:table-row table:style-name="TableRow311">
          <table:table-cell table:style-name="TableCell312">
            <text:p text:style-name="P313">Alla elever ska minst nå kunskapskraven för betyget E i ämnet musik,</text:p>
          </table:table-cell>
          <table:table-cell table:style-name="TableCell314">
            <text:list text:style-name="LFO12" text:continue-numbering="true">
              <text:list-item>
                <text:p text:style-name="P315"><text:span text:style-name="T316">Planera insatser (strategier, arbetssätt) inför nästa läsår</text:span>,</text:p>
              </text:list-item>
            </text:list>
          </table:table-cell>
        </table:table-row>
      </table:table>
      <text:h text:style-name="Rubrik3" text:outline-level="3">Dokumentation</text:h>
      <text:p text:style-name="Normal">Arbetet dokumenteras fortlöpande i infomentor.</text:p>
      <text:h text:style-name="Rubrik3" text:outline-level="3">Utvärdering</text:h>
      <text:p text:style-name="Normal">Utvärdering sker under<text:s/><text:span text:style-name="T317">vt.<text:s/></text:span>20<text:span text:style-name="T318">xx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aramond" svg:font-family="Garamond" style:font-family-generic="roman" style:font-pitch="variable" svg:panose-1="2 2 4 4 3 3 1 1 8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0555in" fo:line-height="100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Rubrik1" style:display-name="Rubrik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Rubrik2" style:display-name="Rubrik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Rubrik3" style:display-name="Rubrik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 fo:hyphenate="false"/>
    </style:style>
    <style:style style:name="Rubrik4" style:display-name="Rubrik 4" style:family="paragraph" style:parent-style-name="Normal" style:next-style-name="Normal" style:default-outline-level="4">
      <style:paragraph-properties fo:keep-with-next="always" fo:margin-top="0.1666in" fo:margin-bottom="0.0416in"/>
      <style:text-properties style:font-name-complex="Times New Roman" fo:font-weight="bold" style:font-weight-asian="bold" style:font-weight-complex="bold" fo:font-size="14pt" style:font-size-asian="14pt" style:font-size-complex="14pt" fo:hyphenate="false"/>
    </style:style>
    <style:style style:name="Rubrik5" style:display-name="Rubrik 5" style:family="paragraph" style:parent-style-name="Normal" style:next-style-name="Normal" style:default-outline-level="5">
      <style:paragraph-properties fo:margin-top="0.1666in" fo:margin-bottom="0.0416in"/>
      <style:text-properties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Rubrik6" style:display-name="Rubrik 6" style:family="paragraph" style:parent-style-name="Normal" style:next-style-name="Normal" style:default-outline-level="6">
      <style:paragraph-properties fo:margin-top="0.1666in" fo:margin-bottom="0.0416in"/>
      <style:text-properties style:font-name-complex="Times New Roman" fo:font-weight="bold" style:font-weight-asian="bold" style:font-weight-complex="bold" fo:font-size="11pt" style:font-size-asian="11pt" style:font-size-complex="11pt" fo:hyphenate="false"/>
    </style:style>
    <style:style style:name="Rubrik7" style:display-name="Rubrik 7" style:family="paragraph" style:parent-style-name="Normal" style:next-style-name="Normal" style:default-outline-level="7">
      <style:paragraph-properties fo:margin-top="0.1666in" fo:margin-bottom="0.0416in"/>
      <style:text-properties style:font-name-complex="Times New Roman" fo:hyphenate="false"/>
    </style:style>
    <style:style style:name="Rubrik8" style:display-name="Rubrik 8" style:family="paragraph" style:parent-style-name="Normal" style:next-style-name="Normal" style:default-outline-level="8">
      <style:paragraph-properties fo:margin-top="0.1666in" fo:margin-bottom="0.0416in"/>
      <style:text-properties style:font-name-complex="Times New Roman" fo:font-style="italic" style:font-style-asian="italic" style:font-style-complex="italic" fo:hyphenate="false"/>
    </style:style>
    <style:style style:name="Rubrik9" style:display-name="Rubrik 9" style:family="paragraph" style:parent-style-name="Normal" style:next-style-name="Normal" style:default-outline-level="9">
      <style:paragraph-properties fo:margin-top="0.1666in" fo:margin-bottom="0.0416in"/>
      <style:text-properties style:font-name="Cambria" style:font-name-asian="Times New Roman" style:font-name-complex="Times New Roman" fo:font-size="11pt" style:font-size-asian="11pt" style:font-size-complex="11pt" fo:hyphenate="false"/>
    </style:style>
    <style:style style:name="Normal" style:display-name="Normal" style:family="paragraph">
      <style:text-properties fo:font-size="12pt" style:font-size-asian="12pt" style:font-size-complex="12pt" fo:hyphenate="false"/>
    </style:style>
    <style:style style:name="Standardstycketeckensnitt" style:display-name="Standardstycketeckensnitt" style:family="text"/>
    <style:style style:name="Rubrik1Char" style:display-name="Rubrik 1 Char" style:family="text" style:parent-style-name="Standardstycketeckensnit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Rubrik2Char" style:display-name="Rubrik 2 Char" style:family="text" style:parent-style-name="Standardstycketeckensnit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Rubrik3Char" style:display-name="Rubrik 3 Char" style:family="text" style:parent-style-name="Standardstycketeckensnit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Rubrik4Char" style:display-name="Rubrik 4 Char" style:family="text" style:parent-style-name="Standardstycketeckensnit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Rubrik5Char" style:display-name="Rubrik 5 Char" style:family="text" style:parent-style-name="Standardstycketeckensnitt">
      <style:text-properties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Rubrik6Char" style:display-name="Rubrik 6 Char" style:family="text" style:parent-style-name="Standardstycketeckensnitt">
      <style:text-properties style:font-name-complex="Times New Roman" fo:font-weight="bold" style:font-weight-asian="bold" style:font-weight-complex="bold"/>
    </style:style>
    <style:style style:name="Rubrik7Char" style:display-name="Rubrik 7 Char" style:family="text" style:parent-style-name="Standardstycketeckensnitt">
      <style:text-properties style:font-name-complex="Times New Roman" fo:font-size="12pt" style:font-size-asian="12pt" style:font-size-complex="12pt"/>
    </style:style>
    <style:style style:name="Rubrik8Char" style:display-name="Rubrik 8 Char" style:family="text" style:parent-style-name="Standardstycketeckensnitt">
      <style:text-properties style:font-name-complex="Times New Roman" fo:font-style="italic" style:font-style-asian="italic" style:font-style-complex="italic" fo:font-size="12pt" style:font-size-asian="12pt" style:font-size-complex="12pt"/>
    </style:style>
    <style:style style:name="Rubrik9Char" style:display-name="Rubrik 9 Char" style:family="text" style:parent-style-name="Standardstycketeckensnitt">
      <style:text-properties style:font-name="Cambria" style:font-name-asian="Times New Roman" style:font-name-complex="Times New Roman"/>
    </style:style>
    <style:style style:name="Rubrik" style:display-name="Rubrik" style:family="paragraph" style:parent-style-name="Normal" style:next-style-name="Normal" style:default-outline-level="1">
      <style:paragraph-properties fo:text-align="center" fo:margin-top="0.1666in" fo:margin-bottom="0.0416in"/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RubrikChar" style:display-name="Rubrik Char" style:family="text" style:parent-style-name="Standardstycketeckensnit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Underrubrik" style:display-name="Underrubrik" style:family="paragraph" style:parent-style-name="Normal" style:next-style-name="Normal" style:default-outline-level="2">
      <style:paragraph-properties fo:margin-bottom="0.0833in"/>
      <style:text-properties style:font-name="Cambria" style:font-name-asian="Times New Roman" style:font-name-complex="Times New Roman" fo:color="#000000" fo:hyphenate="false"/>
    </style:style>
    <style:style style:name="UnderrubrikChar" style:display-name="Underrubrik Char" style:family="text" style:parent-style-name="Standardstycketeckensnitt">
      <style:text-properties style:font-name="Cambria" style:font-name-asian="Times New Roman" style:font-name-complex="Times New Roman" fo:color="#000000" fo:font-size="12pt" style:font-size-asian="12pt" style:font-size-complex="12pt"/>
    </style:style>
    <style:style style:name="Stark" style:display-name="Stark" style:family="text" style:parent-style-name="Standardstycketeckensnitt">
      <style:text-properties fo:font-weight="bold" style:font-weight-asian="bold" style:font-weight-complex="bold"/>
    </style:style>
    <style:style style:name="Betoning" style:display-name="Betoning" style:family="text" style:parent-style-name="Standardstycketeckensnitt">
      <style:text-properties style:font-name="Calibri" fo:font-weight="bold" style:font-weight-asian="bold" fo:font-style="italic" style:font-style-asian="italic" style:font-style-complex="italic"/>
    </style:style>
    <style:style style:name="Ingetavstånd" style:display-name="Inget avstånd" style:family="paragraph" style:parent-style-name="Normal">
      <style:text-properties style:font-size-complex="16pt" fo:hyphenate="false"/>
    </style:style>
    <style:style style:name="Liststycke" style:display-name="Liststyck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itat" style:display-name="Citat" style:family="paragraph" style:parent-style-name="Normal" style:next-style-name="Normal">
      <style:text-properties fo:font-style="italic" style:font-style-asian="italic" fo:hyphenate="false"/>
    </style:style>
    <style:style style:name="CitatChar" style:display-name="Citat Char" style:family="text" style:parent-style-name="Standardstycketeckensnitt">
      <style:text-properties fo:font-style="italic" style:font-style-asian="italic" fo:font-size="12pt" style:font-size-asian="12pt" style:font-size-complex="12pt"/>
    </style:style>
    <style:style style:name="Starktcitat" style:display-name="Starkt citat" style:family="paragraph" style:parent-style-name="Normal" style:next-style-name="Normal">
      <style:paragraph-properties fo:margin-left="0.5in" fo:margin-right="0.5in">
        <style:tab-stops/>
      </style:paragraph-properties>
      <style:text-properties fo:font-weight="bold" style:font-weight-asian="bold" fo:font-style="italic" style:font-style-asian="italic" style:font-size-complex="11pt" fo:hyphenate="false"/>
    </style:style>
    <style:style style:name="StarktcitatChar" style:display-name="Starkt citat Char" style:family="text" style:parent-style-name="Standardstycketeckensnitt">
      <style:text-properties fo:font-weight="bold" style:font-weight-asian="bold" fo:font-style="italic" style:font-style-asian="italic" fo:font-size="12pt" style:font-size-asian="12pt"/>
    </style:style>
    <style:style style:name="Diskretbetoning" style:display-name="Diskret betoning" style:family="text">
      <style:text-properties fo:font-style="italic" style:font-style-asian="italic" fo:color="#5A5A5A"/>
    </style:style>
    <style:style style:name="Starkbetoning" style:display-name="Stark betoning" style:family="text" style:parent-style-name="Standardstycketeckensnitt">
      <style:text-properties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Diskretreferens" style:display-name="Diskret referens" style:family="text" style:parent-style-name="Standardstycketeckensnit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Starkreferens" style:display-name="Stark referens" style:family="text" style:parent-style-name="Standardstycketeckensnit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Bokenstitel" style:display-name="Bokens titel" style:family="text" style:parent-style-name="Standardstycketeckensnitt">
      <style:text-properties style:font-name="Cambria" style:font-name-asian="Times New Roman" fo:font-weight="bold" style:font-weight-asian="bold" fo:font-style="italic" style:font-style-asian="italic" fo:font-size="12pt" style:font-size-asian="12pt" style:font-size-complex="12pt"/>
    </style:style>
    <style:style style:name="Innehållsförteckningsrubrik" style:display-name="Innehållsförteckningsrubrik" style:family="paragraph" style:parent-style-name="Rubrik1" style:next-style-name="Normal">
      <style:text-properties fo:hyphenate="false"/>
    </style:style>
    <style:style style:name="Sidhuvud" style:display-name="Sidhuvud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idhuvudChar" style:display-name="Sidhuvud Char" style:family="text" style:parent-style-name="Standardstycketeckensnitt">
      <style:text-properties fo:font-size="12pt" style:font-size-asian="12pt" style:font-size-complex="12pt"/>
    </style:style>
    <style:style style:name="Sidfot" style:display-name="Sidfot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idfotChar" style:display-name="Sidfot Char" style:family="text" style:parent-style-name="Standardstycketeckensnitt">
      <style:text-properties fo:font-size="12pt" style:font-size-asian="12pt" style:font-size-complex="12pt"/>
    </style:style>
    <style:style style:name="Ballongtext" style:display-name="Ballongtext" style:family="paragraph" style:parent-style-name="Normal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BallongtextChar" style:display-name="Ballongtext Char" style:family="text" style:parent-style-name="Standardstycketeckensnitt">
      <style:text-properties style:font-name="Tahoma" style:font-name-complex="Tahoma" fo:font-size="8pt" style:font-size-asian="8pt" style:font-size-complex="8pt"/>
    </style:style>
    <style:style style:name="Fotnotstext" style:display-name="Fotnotstext" style:family="paragraph" style:parent-style-name="Normal">
      <style:paragraph-properties fo:margin-bottom="0in"/>
      <style:text-properties fo:font-size="10pt" style:font-size-asian="10pt" style:font-size-complex="10pt" fo:hyphenate="false"/>
    </style:style>
    <style:style style:name="FotnotstextChar" style:display-name="Fotnotstext Char" style:family="text" style:parent-style-name="Standardstycketeckensnitt">
      <style:text-properties fo:font-size="10pt" style:font-size-asian="10pt" style:font-size-complex="10pt"/>
    </style:style>
    <style:style style:name="Fotnotsreferens" style:display-name="Fotnotsreferens" style:family="text" style:parent-style-name="Standardstycketeckensnitt">
      <style:text-properties style:text-position="super 63.6%"/>
    </style:style>
    <text:notes-configuration text:note-class="footnote" text:citation-style-name="Fotnotsreferens" text:citation-body-style-name="Fotnotsreferens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Calibri" style:font-name-asian="Times New Roman" style:font-name-complex="Times New Roman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Calibri" style:font-name-asian="Times New Roman" style:font-name-complex="Times New Roman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Calibri" style:font-name-asian="Times New Roman" style:font-name-complex="Times New Roman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Calibri" style:font-name-asian="Times New Roman" style:font-name-complex="Times New Roman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prefix="•" style:num-format="1">
        <style:list-level-properties/>
      </text:list-level-style-number>
    </text:list-style>
    <text:list-style style:name="LFO2">
      <text:list-level-style-number text:level="1" style:num-prefix="•" style:num-format="1">
        <style:list-level-properties/>
      </text:list-level-style-number>
    </text:list-style>
    <text:list-style style:name="LFO3">
      <text:list-level-style-number text:level="1" style:num-prefix="•" style:num-format="1">
        <style:list-level-properties/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9055in" text:min-label-width="0.25in"/>
        <style:text-properties style:font-name="Calibri"/>
      </text:list-level-style-bullet>
      <text:list-level-style-bullet text:level="2" text:style-name="WW_CharLFO11LVL2" text:bullet-char="o">
        <style:list-level-properties text:space-before="1.405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905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2.405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905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3.405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905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4.405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905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.9055in" text:min-label-width="0.25in"/>
        <style:text-properties style:font-name="Calibri"/>
      </text:list-level-style-bullet>
      <text:list-level-style-bullet text:level="2" text:style-name="WW_CharLFO12LVL2" text:bullet-char="o">
        <style:list-level-properties text:space-before="1.405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905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2.405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905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3.405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905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4.405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905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905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1.405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905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2.405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905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3.405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905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4.405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905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-">
        <style:list-level-properties text:space-before="0.9055in" text:min-label-width="0.25in"/>
        <style:text-properties style:font-name="Calibri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-">
        <style:list-level-properties text:space-before="0.9055in" text:min-label-width="0.25in"/>
        <style:text-properties style:font-name="Calibri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Standardstycketeckensnitt" style:family="text">
      <style:text-properties fo:color="#FF0000" style:language-asian="sv" style:country-asian="SE"/>
    </style:style>
    <style:style style:name="T3" style:parent-style-name="Standardstycketeckensnitt" style:family="text">
      <style:text-properties fo:color="#FF0000" fo:font-size="11pt" style:font-size-asian="11pt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ge-content" style:vertical-rel="page-content" style:horizontal-pos="right" style:vertical-pos="bottom"/>
    </style:style>
  </office:automatic-styles>
  <office:master-styles>
    <style:master-page style:name="MP0" style:page-layout-name="PL0">
      <style:header>
        <text:p text:style-name="Sidhuvud"><text:span text:style-name="T2"><draw:frame draw:z-index="251658240" draw:style-name="a0" draw:name="Bildobjekt 1" text:anchor-type="paragraph" svg:x="0in" svg:y="0in" svg:width="0.81389in" svg:height="0.78681in" style:rel-width="scale" style:rel-height="scale"><draw:image xlink:href="media/image1.jpeg" xlink:type="simple" xlink:show="embed" xlink:actuate="onLoad"/><svg:title/><svg:desc>S:\Grundskola\Grönkullaskolan\Grafisk profil\SBG_gronkulla.jpg</svg:desc></draw:frame></text:span><text:span text:style-name="T3">[skriv ditt namn här]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nas Eklund Barn- och utbildningsförvaltningen</meta:initial-creator>
    <dc:creator>Jonas Eklund Barn- och utbildningsförvaltningen</dc:creator>
    <meta:creation-date>2016-04-06T09:10:00Z</meta:creation-date>
    <dc:date>2016-04-06T09:11:00Z</dc:date>
    <meta:print-date>2016-04-04T14:43:00Z</meta:print-date>
    <meta:template xlink:href="C05B0778" xlink:type="simple"/>
    <meta:editing-cycles>2</meta:editing-cycles>
    <meta:editing-duration>PT360S</meta:editing-duration>
    <meta:document-statistic meta:page-count="10" meta:paragraph-count="14" meta:word-count="1116" meta:character-count="7019" meta:row-count="49" meta:non-whitespace-character-count="5917"/>
  </office:meta>
</office:document-meta>
</file>